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1B1B00001D395CB023CF.svm" manifest:media-type=""/>
  <manifest:file-entry manifest:full-path="Pictures/200000070000187600001D397ECBBA36.svm" manifest:media-type=""/>
  <manifest:file-entry manifest:full-path="Pictures/2000000700003171000058D2E4D320AB.svm"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0.8229in" style:rel-column-width="8058*"/>
    </style:style>
    <style:style style:name="Tableau1.B" style:family="table-column">
      <style:table-column-properties style:column-width="1.1146in" style:rel-column-width="10914*"/>
    </style:style>
    <style:style style:name="Tableau1.C" style:family="table-column">
      <style:table-column-properties style:column-width="1.2917in" style:rel-column-width="12648*"/>
    </style:style>
    <style:style style:name="Tableau1.D" style:family="table-column">
      <style:table-column-properties style:column-width="3.4639in" style:rel-column-width="33915*"/>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Tableau2" style:family="table">
      <style:table-properties style:width="6.6931in" table:align="margins"/>
    </style:style>
    <style:style style:name="Tableau2.A" style:family="table-column">
      <style:table-column-properties style:column-width="0.8229in" style:rel-column-width="8058*"/>
    </style:style>
    <style:style style:name="Tableau2.B" style:family="table-column">
      <style:table-column-properties style:column-width="1.1146in" style:rel-column-width="10914*"/>
    </style:style>
    <style:style style:name="Tableau2.C" style:family="table-column">
      <style:table-column-properties style:column-width="1.2917in" style:rel-column-width="12648*"/>
    </style:style>
    <style:style style:name="Tableau2.D" style:family="table-column">
      <style:table-column-properties style:column-width="3.4639in" style:rel-column-width="33915*"/>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4" style:family="table">
      <style:table-properties style:width="2.5299in" table:align="left"/>
    </style:style>
    <style:style style:name="Tableau4.A" style:family="table-column">
      <style:table-column-properties style:column-width="1.0097in"/>
    </style:style>
    <style:style style:name="Tableau4.B" style:family="table-column">
      <style:table-column-properties style:column-width="0.9993in"/>
    </style:style>
    <style:style style:name="Tableau4.C" style:family="table-column">
      <style:table-column-properties style:column-width="0.5208in"/>
    </style:style>
    <style:style style:name="Tableau4.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au4.C1" style:family="table-cell">
      <style:table-cell-properties style:vertical-align="middle" style:border-line-width="0.0007in 0.0347in 0.0007in" fo:padding="0.0194in" fo:border="2.6pt double #808080"/>
    </style:style>
    <style:style style:name="Tableau4.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au4.C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1" style:family="table">
      <style:table-properties style:width="6.6979in" fo:margin-left="0in" table:align="left"/>
    </style:style>
    <style:style style:name="Table1.A" style:family="table-column">
      <style:table-column-properties style:column-width="1.7813in"/>
    </style:style>
    <style:style style:name="Table1.B" style:family="table-column">
      <style:table-column-properties style:column-width="1.229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59cde"/>
    </style:style>
    <style:style style:name="P2" style:family="paragraph" style:parent-style-name="Standard">
      <style:text-properties officeooo:paragraph-rsid="0017186e"/>
    </style:style>
    <style:style style:name="P3" style:family="paragraph" style:parent-style-name="Standard">
      <style:text-properties officeooo:rsid="0017186e" officeooo:paragraph-rsid="0017186e"/>
    </style:style>
    <style:style style:name="P4" style:family="paragraph" style:parent-style-name="Standard">
      <style:text-properties officeooo:paragraph-rsid="00184547"/>
    </style:style>
    <style:style style:name="P5" style:family="paragraph" style:parent-style-name="Table_20_Contents">
      <style:paragraph-properties fo:text-align="center" style:justify-single-word="false"/>
      <style:text-properties fo:language="en" fo:country="US" officeooo:rsid="002c1639" style:language-asian="zxx" style:country-asian="none" style:language-complex="zxx" style:country-complex="none"/>
    </style:style>
    <style:style style:name="P6" style:family="paragraph" style:parent-style-name="Standard">
      <style:text-properties officeooo:paragraph-rsid="00159cde"/>
    </style:style>
    <style:style style:name="P7" style:family="paragraph" style:parent-style-name="Standard">
      <style:text-properties fo:language="en" fo:country="US" style:language-asian="zxx" style:country-asian="none" style:language-complex="zxx" style:country-complex="none"/>
    </style:style>
    <style:style style:name="P8"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10" style:family="paragraph" style:parent-style-name="Standard">
      <style:text-properties fo:language="en" fo:country="US" officeooo:paragraph-rsid="0004311c" style:language-asian="zxx" style:country-asian="none" style:language-complex="zxx" style:country-complex="none"/>
    </style:style>
    <style:style style:name="P11" style:family="paragraph" style:parent-style-name="Standard">
      <style:text-properties fo:language="en" fo:country="US" officeooo:paragraph-rsid="000ae5b7" style:language-asian="zxx" style:country-asian="none" style:language-complex="zxx" style:country-complex="none"/>
    </style:style>
    <style:style style:name="P12" style:family="paragraph" style:parent-style-name="Standard">
      <style:text-properties fo:language="en" fo:country="US" officeooo:rsid="00023b5a" officeooo:paragraph-rsid="000ae5b7" style:language-asian="zxx" style:country-asian="none" style:language-complex="zxx" style:country-complex="none"/>
    </style:style>
    <style:style style:name="P13" style:family="paragraph" style:parent-style-name="Standard">
      <style:text-properties fo:language="en" fo:country="US" officeooo:rsid="000ae5b7" officeooo:paragraph-rsid="000ae5b7" style:language-asian="zxx" style:country-asian="none" style:language-complex="zxx" style:country-complex="none"/>
    </style:style>
    <style:style style:name="P14" style:family="paragraph" style:parent-style-name="Standard">
      <style:text-properties fo:language="en" fo:country="US" officeooo:rsid="0004311c" officeooo:paragraph-rsid="0004311c" style:language-asian="zxx" style:country-asian="none" style:language-complex="zxx" style:country-complex="none"/>
    </style:style>
    <style:style style:name="P15" style:family="paragraph" style:parent-style-name="Standard">
      <style:text-properties fo:language="en" fo:country="US" officeooo:paragraph-rsid="001023bc" style:language-asian="zxx" style:country-asian="none" style:language-complex="zxx" style:country-complex="none"/>
    </style:style>
    <style:style style:name="P16" style:family="paragraph" style:parent-style-name="Standard">
      <style:text-properties fo:language="en" fo:country="US" officeooo:rsid="000e5b78" officeooo:paragraph-rsid="000e5b78" style:language-asian="zxx" style:country-asian="none" style:language-complex="zxx" style:country-complex="none"/>
    </style:style>
    <style:style style:name="P17" style:family="paragraph" style:parent-style-name="Standard">
      <style:text-properties fo:language="en" fo:country="US" officeooo:paragraph-rsid="0023fc63" style:language-asian="zxx" style:country-asian="none" style:language-complex="zxx" style:country-complex="none"/>
    </style:style>
    <style:style style:name="P18" style:family="paragraph" style:parent-style-name="Standard">
      <style:paragraph-properties fo:text-align="center" style:justify-single-word="false"/>
      <style:text-properties fo:language="en" fo:country="US" officeooo:rsid="0026a9d4" officeooo:paragraph-rsid="0026a9d4" style:language-asian="zxx" style:country-asian="none" style:language-complex="zxx" style:country-complex="none"/>
    </style:style>
    <style:style style:name="P19" style:family="paragraph" style:parent-style-name="Standard">
      <style:text-properties fo:language="en" fo:country="US" officeooo:rsid="00219576" officeooo:paragraph-rsid="002846db" style:language-asian="zxx" style:country-asian="none" style:language-complex="zxx" style:country-complex="none"/>
    </style:style>
    <style:style style:name="P20" style:family="paragraph" style:parent-style-name="Standard">
      <style:text-properties fo:language="en" fo:country="US" officeooo:rsid="0023fc63" officeooo:paragraph-rsid="0023fc63" style:language-asian="zxx" style:country-asian="none" style:language-complex="zxx" style:country-complex="none"/>
    </style:style>
    <style:style style:name="P21" style:family="paragraph" style:parent-style-name="Standard">
      <style:text-properties fo:language="en" fo:country="US" officeooo:rsid="0023fc63" officeooo:paragraph-rsid="002a390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en" fo:country="US"/>
    </style:style>
    <style:style style:name="P23"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24" style:family="paragraph" style:parent-style-name="Standard">
      <style:text-properties officeooo:paragraph-rsid="000ae5b7"/>
    </style:style>
    <style:style style:name="P25" style:family="paragraph" style:parent-style-name="Standard">
      <style:text-properties officeooo:rsid="0021fe42" officeooo:paragraph-rsid="0021fe42"/>
    </style:style>
    <style:style style:name="P26"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27" style:family="paragraph" style:parent-style-name="Standard" style:list-style-name="L1"/>
    <style:style style:name="P28" style:family="paragraph" style:parent-style-name="Standard">
      <style:text-properties fo:language="en" fo:country="US" style:language-asian="zxx" style:country-asian="none" style:language-complex="zxx" style:country-complex="none"/>
    </style:style>
    <style:style style:name="P29" style:family="paragraph" style:parent-style-name="Standard" style:list-style-name="L1">
      <style:text-properties fo:language="en" fo:country="US" style:language-asian="zxx" style:country-asian="none" style:language-complex="zxx" style:country-complex="none"/>
    </style:style>
    <style:style style:name="P30" style:family="paragraph" style:parent-style-name="Standard">
      <style:text-properties fo:language="en" fo:country="US" officeooo:rsid="00219576" officeooo:paragraph-rsid="002846db" style:language-asian="zxx" style:country-asian="none" style:language-complex="zxx" style:country-complex="none"/>
    </style:style>
    <style:style style:name="P31" style:family="paragraph" style:parent-style-name="Standard" style:list-style-name="L3">
      <style:text-properties fo:language="en" fo:country="US" officeooo:rsid="00219576" officeooo:paragraph-rsid="002c1639" style:language-asian="zxx" style:country-asian="none" style:language-complex="zxx" style:country-complex="none"/>
    </style:style>
    <style:style style:name="P32" style:family="paragraph" style:parent-style-name="Standard" style:list-style-name="L3">
      <style:text-properties fo:language="en" fo:country="US" officeooo:rsid="00219576" officeooo:paragraph-rsid="0039f7ce" style:language-asian="zxx" style:country-asian="none" style:language-complex="zxx" style:country-complex="none"/>
    </style:style>
    <style:style style:name="P33" style:family="paragraph" style:parent-style-name="Standard" style:list-style-name="L3">
      <style:text-properties fo:language="en" fo:country="US" officeooo:rsid="00219576" officeooo:paragraph-rsid="003e0a9e" style:language-asian="zxx" style:country-asian="none" style:language-complex="zxx" style:country-complex="none"/>
    </style:style>
    <style:style style:name="P34" style:family="paragraph" style:parent-style-name="Standard" style:list-style-name="L2">
      <style:text-properties fo:language="en" fo:country="US" officeooo:rsid="00219576" officeooo:paragraph-rsid="00430c60" style:language-asian="zxx" style:country-asian="none" style:language-complex="zxx" style:country-complex="none"/>
    </style:style>
    <style:style style:name="P35" style:family="paragraph" style:parent-style-name="Standard" style:list-style-name="L2">
      <style:text-properties fo:language="en" fo:country="US" officeooo:rsid="00219576" officeooo:paragraph-rsid="00467b86" style:language-asian="zxx" style:country-asian="none" style:language-complex="zxx" style:country-complex="none"/>
    </style:style>
    <style:style style:name="P36" style:family="paragraph" style:parent-style-name="Standard">
      <style:text-properties fo:language="en" fo:country="US" officeooo:rsid="002c1639" officeooo:paragraph-rsid="002c1639" style:language-asian="zxx" style:country-asian="none" style:language-complex="zxx" style:country-complex="none"/>
    </style:style>
    <style:style style:name="P37" style:family="paragraph" style:parent-style-name="Standard" style:list-style-name="L4">
      <style:text-properties fo:language="en" fo:country="US" officeooo:rsid="002c1639" officeooo:paragraph-rsid="002c1639" style:language-asian="zxx" style:country-asian="none" style:language-complex="zxx" style:country-complex="none"/>
    </style:style>
    <style:style style:name="P38" style:family="paragraph" style:parent-style-name="Standard" style:list-style-name="L4">
      <style:text-properties fo:language="en" fo:country="US" officeooo:rsid="002c1639" officeooo:paragraph-rsid="002caac2" style:language-asian="zxx" style:country-asian="none" style:language-complex="zxx" style:country-complex="none"/>
    </style:style>
    <style:style style:name="P39" style:family="paragraph" style:parent-style-name="Standard">
      <style:text-properties fo:language="en" fo:country="US" officeooo:rsid="002a390c" officeooo:paragraph-rsid="002a390c" style:language-asian="zxx" style:country-asian="none" style:language-complex="zxx" style:country-complex="none"/>
    </style:style>
    <style:style style:name="P40" style:family="paragraph" style:parent-style-name="Standard">
      <style:paragraph-properties fo:text-align="center" style:justify-single-word="false"/>
      <style:text-properties fo:language="en" fo:country="US" officeooo:rsid="002a390c" officeooo:paragraph-rsid="004f95ab" style:language-asian="zxx" style:country-asian="none" style:language-complex="zxx" style:country-complex="none"/>
    </style:style>
    <style:style style:name="P41" style:family="paragraph" style:parent-style-name="Standard">
      <style:paragraph-properties fo:text-align="center" style:justify-single-word="false"/>
      <style:text-properties fo:language="en" fo:country="US" officeooo:rsid="002a390c" officeooo:paragraph-rsid="0051e9c9" style:language-asian="zxx" style:country-asian="none" style:language-complex="zxx" style:country-complex="none"/>
    </style:style>
    <style:style style:name="P42" style:family="paragraph" style:parent-style-name="Standard">
      <style:text-properties fo:language="en" fo:country="US" officeooo:paragraph-rsid="0039f7ce" style:language-asian="zxx" style:country-asian="none" style:language-complex="zxx" style:country-complex="none"/>
    </style:style>
    <style:style style:name="P43" style:family="paragraph" style:parent-style-name="Standard">
      <style:text-properties fo:language="en" fo:country="US" officeooo:paragraph-rsid="004f95ab" style:language-asian="zxx" style:country-asian="none" style:language-complex="zxx" style:country-complex="none"/>
    </style:style>
    <style:style style:name="P44" style:family="paragraph" style:parent-style-name="Standard">
      <style:paragraph-properties fo:text-align="center" style:justify-single-word="false"/>
      <style:text-properties fo:language="en" fo:country="US" officeooo:paragraph-rsid="004f95ab" style:language-asian="zxx" style:country-asian="none" style:language-complex="zxx" style:country-complex="none"/>
    </style:style>
    <style:style style:name="P45" style:family="paragraph" style:parent-style-name="Standard">
      <style:paragraph-properties fo:text-align="center" style:justify-single-word="false"/>
      <style:text-properties fo:language="en" fo:country="US" officeooo:paragraph-rsid="0051e9c9" style:language-asian="zxx" style:country-asian="none" style:language-complex="zxx" style:country-complex="none"/>
    </style:style>
    <style:style style:name="P46" style:family="paragraph" style:parent-style-name="Standard" style:list-style-name="L3">
      <style:text-properties fo:language="en" fo:country="US" fo:font-weight="normal" officeooo:rsid="00219576" officeooo:paragraph-rsid="003e0a9e" style:language-asian="zxx" style:country-asian="none" style:font-weight-asian="normal" style:language-complex="zxx" style:country-complex="none" style:font-weight-complex="normal"/>
    </style:style>
    <style:style style:name="P47" style:family="paragraph" style:parent-style-name="Standard" style:list-style-name="L3">
      <style:text-properties fo:language="en" fo:country="US" fo:font-weight="normal" officeooo:rsid="00219576" officeooo:paragraph-rsid="003fca83" style:language-asian="zxx" style:country-asian="none" style:font-weight-asian="normal" style:language-complex="zxx" style:country-complex="none" style:font-weight-complex="normal"/>
    </style:style>
    <style:style style:name="P48" style:family="paragraph" style:parent-style-name="Standard" style:list-style-name="L3">
      <style:text-properties fo:language="en" fo:country="US" fo:font-weight="normal" officeooo:rsid="00219576" officeooo:paragraph-rsid="00410c75" style:language-asian="zxx" style:country-asian="none" style:font-weight-asian="normal" style:language-complex="zxx" style:country-complex="none" style:font-weight-complex="normal"/>
    </style:style>
    <style:style style:name="P49" style:family="paragraph" style:parent-style-name="Standard" style:list-style-name="L2">
      <style:text-properties fo:language="en" fo:country="US" fo:font-weight="normal" officeooo:rsid="00219576" officeooo:paragraph-rsid="00467b86" style:language-asian="zxx" style:country-asian="none" style:font-weight-asian="normal" style:language-complex="zxx" style:country-complex="none" style:font-weight-complex="normal"/>
    </style:style>
    <style:style style:name="P50" style:family="paragraph" style:parent-style-name="Standard" style:list-style-name="L2">
      <style:text-properties fo:language="en" fo:country="US" fo:font-weight="normal" officeooo:rsid="00219576" officeooo:paragraph-rsid="00477346" style:language-asian="zxx" style:country-asian="none" style:font-weight-asian="normal" style:language-complex="zxx" style:country-complex="none" style:font-weight-complex="normal"/>
    </style:style>
    <style:style style:name="P51" style:family="paragraph" style:parent-style-name="Standard" style:list-style-name="L2">
      <style:text-properties officeooo:paragraph-rsid="002c1639"/>
    </style:style>
    <style:style style:name="P52" style:family="paragraph" style:parent-style-name="Standard" style:list-style-name="L4">
      <style:text-properties officeooo:paragraph-rsid="002c1639"/>
    </style:style>
    <style:style style:name="P53" style:family="paragraph" style:parent-style-name="Standard" style:list-style-name="L4">
      <style:text-properties officeooo:paragraph-rsid="002e3071"/>
    </style:style>
    <style:style style:name="P54" style:family="paragraph" style:parent-style-name="Standard" style:list-style-name="L4">
      <style:text-properties officeooo:paragraph-rsid="002caac2"/>
    </style:style>
    <style:style style:name="P55" style:family="paragraph" style:parent-style-name="Standard" style:list-style-name="L4">
      <style:text-properties officeooo:paragraph-rsid="00322fd3"/>
    </style:style>
    <style:style style:name="P56" style:family="paragraph" style:parent-style-name="Standard">
      <style:text-properties officeooo:paragraph-rsid="00159cde"/>
    </style:style>
    <style:style style:name="P57" style:family="paragraph" style:parent-style-name="Standard">
      <style:text-properties officeooo:paragraph-rsid="0017186e"/>
    </style:style>
    <style:style style:name="P58" style:family="paragraph" style:parent-style-name="Standard">
      <style:text-properties officeooo:rsid="0017186e" officeooo:paragraph-rsid="0017186e"/>
    </style:style>
    <style:style style:name="P59" style:family="paragraph" style:parent-style-name="Standard">
      <style:text-properties officeooo:paragraph-rsid="00184547"/>
    </style:style>
    <style:style style:name="P60" style:family="paragraph" style:parent-style-name="Standard">
      <style:text-properties fo:font-size="11pt" fo:language="en" fo:country="US" officeooo:paragraph-rsid="00093b4e" style:font-size-asian="11pt" style:language-asian="zxx" style:country-asian="none" style:font-size-complex="11pt" style:language-complex="zxx" style:country-complex="none"/>
    </style:style>
    <style:style style:name="P61" style:family="paragraph" style:parent-style-name="Standard">
      <style:text-properties style:font-name="Courier New" fo:font-size="11pt" fo:language="en" fo:country="US" officeooo:paragraph-rsid="000ae5b7" style:font-size-asian="11pt" style:language-asian="zxx" style:country-asian="none" style:font-size-complex="11pt" style:language-complex="zxx" style:country-complex="none"/>
    </style:style>
    <style:style style:name="P62" style:family="paragraph" style:parent-style-name="Standard">
      <style:text-properties style:font-name="Courier New" fo:font-size="11pt" fo:language="en" fo:country="US" officeooo:rsid="00066347" officeooo:paragraph-rsid="000ae5b7" style:font-size-asian="11pt" style:language-asian="zxx" style:country-asian="none" style:font-size-complex="11pt" style:language-complex="zxx" style:country-complex="none"/>
    </style:style>
    <style:style style:name="P63" style:family="paragraph" style:parent-style-name="Standard">
      <style:text-properties style:font-name="Courier New" fo:font-size="11pt" fo:language="en" fo:country="US" officeooo:rsid="00066347" officeooo:paragraph-rsid="00066347" style:font-size-asian="11pt" style:language-asian="zxx" style:country-asian="none" style:font-size-complex="11pt" style:language-complex="zxx" style:country-complex="none"/>
    </style:style>
    <style:style style:name="P64" style:family="paragraph" style:parent-style-name="Standard">
      <style:text-properties style:font-name="Courier New" fo:font-size="11pt" fo:language="en" fo:country="US" officeooo:rsid="00066347" officeooo:paragraph-rsid="000829a9" style:font-size-asian="11pt" style:language-asian="zxx" style:country-asian="none" style:font-size-complex="11pt" style:language-complex="zxx" style:country-complex="none"/>
    </style:style>
    <style:style style:name="P65" style:family="paragraph" style:parent-style-name="Standard">
      <style:text-properties style:font-name="Courier New" fo:font-size="11pt" fo:language="en" fo:country="US" officeooo:paragraph-rsid="000829a9" style:font-size-asian="11pt" style:language-asian="zxx" style:country-asian="none" style:font-size-complex="11pt" style:language-complex="zxx" style:country-complex="none"/>
    </style:style>
    <style:style style:name="P66" style:family="paragraph" style:parent-style-name="Standard">
      <style:paragraph-properties fo:text-align="center" style:justify-single-word="false"/>
      <style:text-properties fo:font-size="14pt" fo:language="en" fo:country="US" fo:font-weight="bold" officeooo:paragraph-rsid="004f95ab" style:font-size-asian="14pt" style:language-asian="zxx" style:country-asian="none" style:font-weight-asian="bold" style:font-size-complex="14pt" style:language-complex="zxx" style:country-complex="none" style:font-weight-complex="bold"/>
    </style:style>
    <style:style style:name="P67" style:family="paragraph" style:parent-style-name="Standard" style:list-style-name="L1">
      <style:paragraph-properties fo:margin-left="0.9807in" fo:margin-right="0in" fo:text-indent="-0.25in" style:auto-text-indent="false"/>
      <style:text-properties fo:language="en" fo:country="US" style:language-asian="zxx" style:country-asian="none" style:language-complex="zxx" style:country-complex="none"/>
    </style:style>
    <style:style style:name="P68" style:family="paragraph" style:parent-style-name="Standard">
      <style:paragraph-properties fo:text-align="center" style:justify-single-word="false" fo:break-before="page"/>
      <style:text-properties fo:font-size="14pt" fo:language="en" fo:country="US" fo:font-weight="bold" officeooo:paragraph-rsid="004f95ab" style:font-size-asian="14pt" style:language-asian="zxx" style:country-asian="none" style:font-weight-asian="bold" style:font-size-complex="14pt" style:language-complex="zxx" style:country-complex="none" style:font-weight-complex="bold"/>
    </style:style>
    <style:style style:name="P69" style:family="paragraph" style:parent-style-name="Heading_20_2">
      <style:text-properties fo:language="en" fo:country="US" style:language-asian="zxx" style:country-asian="none" style:language-complex="zxx" style:country-complex="none"/>
    </style:style>
    <style:style style:name="P70" style:family="paragraph" style:parent-style-name="Heading_20_2">
      <style:paragraph-properties fo:text-align="justify" style:justify-single-word="false"/>
      <style:text-properties fo:language="en" fo:country="US" style:language-asian="zxx" style:country-asian="none" style:language-complex="zxx" style:country-complex="none"/>
    </style:style>
    <style:style style:name="P71" style:family="paragraph" style:parent-style-name="Heading_20_2">
      <style:paragraph-properties fo:break-before="page"/>
      <style:text-properties style:language-asian="zxx" style:country-asian="none" style:language-complex="zxx" style:country-complex="none"/>
    </style:style>
    <style:style style:name="P72" style:family="paragraph" style:parent-style-name="Table_20_Contents">
      <style:paragraph-properties fo:text-align="center" style:justify-single-word="false"/>
      <style:text-properties fo:language="en" fo:country="US" officeooo:rsid="002c1639" style:language-asian="zxx" style:country-asian="none" style:language-complex="zxx" style:country-complex="none"/>
    </style:style>
    <style:style style:name="P73" style:family="paragraph" style:parent-style-name="Table_20_Contents">
      <style:text-properties officeooo:paragraph-rsid="004f95ab"/>
    </style:style>
    <style:style style:name="P74" style:family="paragraph" style:parent-style-name="Table_20_Contents">
      <style:paragraph-properties fo:text-align="center" style:justify-single-word="false"/>
      <style:text-properties fo:font-weight="bold" officeooo:paragraph-rsid="004f95ab" style:font-weight-asian="bold" style:font-weight-complex="bold"/>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officeooo:paragraph-rsid="004f95ab"/>
    </style:style>
    <style:style style:name="P77" style:family="paragraph" style:parent-style-name="Table_20_Contents">
      <style:paragraph-properties fo:text-align="center" style:justify-single-word="false"/>
      <style:text-properties officeooo:paragraph-rsid="004fad8e"/>
    </style:style>
    <style:style style:name="P78" style:family="paragraph" style:parent-style-name="Table_20_Contents">
      <style:paragraph-properties fo:text-align="center" style:justify-single-word="false"/>
      <style:text-properties officeooo:paragraph-rsid="0050aa9e"/>
    </style:style>
    <style:style style:name="P79" style:family="paragraph" style:parent-style-name="Table_20_Contents">
      <style:paragraph-properties fo:text-align="center" style:justify-single-word="false"/>
      <style:text-properties officeooo:paragraph-rsid="00513af5"/>
    </style:style>
    <style:style style:name="P80" style:family="paragraph" style:parent-style-name="Table_20_Contents">
      <style:paragraph-properties fo:text-align="center" style:justify-single-word="false"/>
      <style:text-properties officeooo:paragraph-rsid="0054b774"/>
    </style:style>
    <style:style style:name="P81" style:family="paragraph" style:parent-style-name="Table_20_Contents">
      <style:paragraph-properties fo:text-align="center" style:justify-single-word="false"/>
      <style:text-properties officeooo:paragraph-rsid="00571055"/>
    </style:style>
    <style:style style:name="P82" style:family="paragraph" style:parent-style-name="Table_20_Contents">
      <style:text-properties officeooo:paragraph-rsid="0050aa9e"/>
    </style:style>
    <style:style style:name="P83" style:family="paragraph" style:parent-style-name="Table_20_Contents">
      <style:text-properties officeooo:paragraph-rsid="0051e9c9"/>
    </style:style>
    <style:style style:name="P84" style:family="paragraph" style:parent-style-name="Table_20_Contents">
      <style:text-properties officeooo:paragraph-rsid="0054b774"/>
    </style:style>
    <style:style style:name="P85" style:family="paragraph" style:parent-style-name="Heading_20_1">
      <style:text-properties fo:language="en" fo:country="US" style:language-asian="zxx" style:country-asian="none" style:language-complex="zxx" style:country-complex="none"/>
    </style:style>
    <style:style style:name="T1" style:family="text">
      <style:text-properties officeooo:rsid="0015e187"/>
    </style:style>
    <style:style style:name="T2" style:family="text">
      <style:text-properties officeooo:rsid="0017186e"/>
    </style:style>
    <style:style style:name="T3" style:family="text">
      <style:text-properties officeooo:rsid="00184547"/>
    </style:style>
    <style:style style:name="T4" style:family="text">
      <style:text-properties officeooo:rsid="001c6e97"/>
    </style:style>
    <style:style style:name="T5" style:family="text">
      <style:text-properties officeooo:rsid="00159cde"/>
    </style:style>
    <style:style style:name="T6" style:family="text">
      <style:text-properties officeooo:rsid="001a036a"/>
    </style:style>
    <style:style style:name="T7" style:family="text">
      <style:text-properties officeooo:rsid="001e1ebf"/>
    </style:style>
    <style:style style:name="T8" style:family="text">
      <style:text-properties officeooo:rsid="0015e187"/>
    </style:style>
    <style:style style:name="T9" style:family="text">
      <style:text-properties officeooo:rsid="0017186e"/>
    </style:style>
    <style:style style:name="T10" style:family="text">
      <style:text-properties officeooo:rsid="00184547"/>
    </style:style>
    <style:style style:name="T11" style:family="text">
      <style:text-properties officeooo:rsid="001c6e97"/>
    </style:style>
    <style:style style:name="T12" style:family="text">
      <style:text-properties officeooo:rsid="00159cde"/>
    </style:style>
    <style:style style:name="T13" style:family="text">
      <style:text-properties officeooo:rsid="001a036a"/>
    </style:style>
    <style:style style:name="T14" style:family="text">
      <style:text-properties officeooo:rsid="001e1ebf"/>
    </style:style>
    <style:style style:name="T15" style:family="text">
      <style:text-properties fo:font-weight="bold" style:font-weight-asian="bold" style:font-weight-complex="bold"/>
    </style:style>
    <style:style style:name="T16" style:family="text">
      <style:text-properties style:text-position="super 58%"/>
    </style:style>
    <style:style style:name="T17" style:family="text">
      <style:text-properties fo:language="en" fo:country="US" style:language-asian="zxx" style:country-asian="none" style:language-complex="zxx" style:country-complex="none"/>
    </style:style>
    <style:style style:name="T18" style:family="text">
      <style:text-properties fo:language="en" fo:country="US" officeooo:rsid="000ae5b7" style:language-asian="zxx" style:country-asian="none" style:language-complex="zxx" style:country-complex="none"/>
    </style:style>
    <style:style style:name="T19" style:family="text">
      <style:text-properties fo:language="en" fo:country="US" officeooo:rsid="000c2342" style:language-asian="zxx" style:country-asian="none" style:language-complex="zxx" style:country-complex="none"/>
    </style:style>
    <style:style style:name="T20" style:family="text">
      <style:text-properties fo:language="en" fo:country="US" officeooo:rsid="00219576" style:language-asian="zxx" style:country-asian="none" style:language-complex="zxx" style:country-complex="none"/>
    </style:style>
    <style:style style:name="T21" style:family="text">
      <style:text-properties fo:language="en" fo:country="US" officeooo:rsid="0025a12d" style:language-asian="zxx" style:country-asian="none" style:language-complex="zxx" style:country-complex="none"/>
    </style:style>
    <style:style style:name="T22" style:family="text">
      <style:text-properties fo:language="en" fo:country="US" officeooo:rsid="002c1639" style:language-asian="zxx" style:country-asian="none" style:language-complex="zxx" style:country-complex="none"/>
    </style:style>
    <style:style style:name="T23" style:family="text">
      <style:text-properties fo:language="en" fo:country="US" officeooo:rsid="002caac2" style:language-asian="zxx" style:country-asian="none" style:language-complex="zxx" style:country-complex="none"/>
    </style:style>
    <style:style style:name="T24" style:family="text">
      <style:text-properties fo:language="en" fo:country="US" officeooo:rsid="002e3071" style:language-asian="zxx" style:country-asian="none" style:language-complex="zxx" style:country-complex="none"/>
    </style:style>
    <style:style style:name="T25" style:family="text">
      <style:text-properties fo:language="en" fo:country="US" officeooo:rsid="002f11d4" style:language-asian="zxx" style:country-asian="none" style:language-complex="zxx" style:country-complex="none"/>
    </style:style>
    <style:style style:name="T26" style:family="text">
      <style:text-properties fo:language="en" fo:country="US" officeooo:rsid="00304697" style:language-asian="zxx" style:country-asian="none" style:language-complex="zxx" style:country-complex="none"/>
    </style:style>
    <style:style style:name="T27" style:family="text">
      <style:text-properties fo:language="en" fo:country="US" officeooo:rsid="00322fd3" style:language-asian="zxx" style:country-asian="none" style:language-complex="zxx" style:country-complex="none"/>
    </style:style>
    <style:style style:name="T28" style:family="text">
      <style:text-properties fo:language="en" fo:country="US" officeooo:rsid="00490d8e" style:language-asian="zxx" style:country-asian="none" style:language-complex="zxx" style:country-complex="none"/>
    </style:style>
    <style:style style:name="T29" style:family="text">
      <style:text-properties fo:language="en" fo:country="US" officeooo:rsid="004f95ab" style:language-asian="zxx" style:country-asian="none" style:language-complex="zxx" style:country-complex="none"/>
    </style:style>
    <style:style style:name="T30" style:family="text">
      <style:text-properties fo:language="en" fo:country="US" fo:font-weight="bold" style:language-asian="zxx" style:country-asian="none" style:font-weight-asian="bold" style:language-complex="zxx" style:country-complex="none" style:font-weight-complex="bold"/>
    </style:style>
    <style:style style:name="T31" style:family="text">
      <style:text-properties style:language-asian="zxx" style:country-asian="none" style:language-complex="zxx" style:country-complex="none"/>
    </style:style>
    <style:style style:name="T32" style:family="text">
      <style:text-properties officeooo:rsid="00023b5a"/>
    </style:style>
    <style:style style:name="T33" style:family="text">
      <style:text-properties officeooo:rsid="0002d1e1"/>
    </style:style>
    <style:style style:name="T34" style:family="text">
      <style:text-properties officeooo:rsid="0004311c"/>
    </style:style>
    <style:style style:name="T35" style:family="text">
      <style:text-properties officeooo:rsid="00046755"/>
    </style:style>
    <style:style style:name="T36" style:family="text">
      <style:text-properties officeooo:rsid="0005ca90"/>
    </style:style>
    <style:style style:name="T37" style:family="text">
      <style:text-properties officeooo:rsid="00066347"/>
    </style:style>
    <style:style style:name="T38" style:family="text">
      <style:text-properties style:font-name="Courier New" officeooo:rsid="00093b4e"/>
    </style:style>
    <style:style style:name="T39" style:family="text">
      <style:text-properties style:font-name="Courier New" officeooo:rsid="000ae5b7"/>
    </style:style>
    <style:style style:name="T40" style:family="text">
      <style:text-properties officeooo:rsid="000829a9"/>
    </style:style>
    <style:style style:name="T41" style:family="text">
      <style:text-properties officeooo:rsid="00093b4e"/>
    </style:style>
    <style:style style:name="T42" style:family="text">
      <style:text-properties officeooo:rsid="000c74f5"/>
    </style:style>
    <style:style style:name="T43" style:family="text">
      <style:text-properties officeooo:rsid="001023bc"/>
    </style:style>
    <style:style style:name="T44" style:family="text">
      <style:text-properties officeooo:rsid="0011a342"/>
    </style:style>
    <style:style style:name="T45" style:family="text">
      <style:text-properties officeooo:rsid="0013687b"/>
    </style:style>
    <style:style style:name="T46" style:family="text">
      <style:text-properties officeooo:rsid="0014fd3b"/>
    </style:style>
    <style:style style:name="T47" style:family="text">
      <style:text-properties officeooo:rsid="00214212"/>
    </style:style>
    <style:style style:name="T48" style:family="text">
      <style:text-properties officeooo:rsid="00219576"/>
    </style:style>
    <style:style style:name="T49" style:family="text">
      <style:text-properties officeooo:rsid="0023fc63"/>
    </style:style>
    <style:style style:name="T50" style:family="text">
      <style:text-properties officeooo:rsid="0024d791"/>
    </style:style>
    <style:style style:name="T51" style:family="text">
      <style:text-properties officeooo:rsid="002846db"/>
    </style:style>
    <style:style style:name="T52" style:family="text">
      <style:text-properties officeooo:rsid="00290dd3"/>
    </style:style>
    <style:style style:name="T53" style:family="text">
      <style:text-properties officeooo:rsid="002a390c"/>
    </style:style>
    <style:style style:name="T54" style:family="text">
      <style:text-properties officeooo:rsid="002c1639"/>
    </style:style>
    <style:style style:name="T55" style:family="text">
      <style:text-properties officeooo:rsid="00342c93"/>
    </style:style>
    <style:style style:name="T56" style:family="text">
      <style:text-properties officeooo:rsid="0035e71f"/>
    </style:style>
    <style:style style:name="T57" style:family="text">
      <style:text-properties officeooo:rsid="0037fd36"/>
    </style:style>
    <style:style style:name="T58" style:family="text">
      <style:text-properties officeooo:rsid="0039f7ce"/>
    </style:style>
    <style:style style:name="T59" style:family="text">
      <style:text-properties officeooo:rsid="003b3cb0"/>
    </style:style>
    <style:style style:name="T60" style:family="text">
      <style:text-properties officeooo:rsid="003c64f7"/>
    </style:style>
    <style:style style:name="T61" style:family="text">
      <style:text-properties officeooo:rsid="003e0a9e"/>
    </style:style>
    <style:style style:name="T62" style:family="text">
      <style:text-properties fo:font-weight="normal" officeooo:rsid="00290dd3" style:font-weight-asian="normal" style:font-weight-complex="normal"/>
    </style:style>
    <style:style style:name="T63" style:family="text">
      <style:text-properties fo:font-weight="normal" officeooo:rsid="0039f7ce" style:font-weight-asian="normal" style:font-weight-complex="normal"/>
    </style:style>
    <style:style style:name="T64" style:family="text">
      <style:text-properties fo:font-weight="normal" officeooo:rsid="003612a3" style:font-weight-asian="normal" style:font-weight-complex="normal"/>
    </style:style>
    <style:style style:name="T65" style:family="text">
      <style:text-properties officeooo:rsid="003f1403"/>
    </style:style>
    <style:style style:name="T66" style:family="text">
      <style:text-properties officeooo:rsid="003fde8f"/>
    </style:style>
    <style:style style:name="T67" style:family="text">
      <style:text-properties officeooo:rsid="00410c75"/>
    </style:style>
    <style:style style:name="T68" style:family="text">
      <style:text-properties officeooo:rsid="0044400f"/>
    </style:style>
    <style:style style:name="T69" style:family="text">
      <style:text-properties officeooo:rsid="004490b4"/>
    </style:style>
    <style:style style:name="T70" style:family="text">
      <style:text-properties officeooo:rsid="00490d8e"/>
    </style:style>
    <style:style style:name="T71" style:family="text">
      <style:text-properties officeooo:rsid="004a3b7e"/>
    </style:style>
    <style:style style:name="T72" style:family="text">
      <style:text-properties officeooo:rsid="004c79f8"/>
    </style:style>
    <style:style style:name="T73" style:family="text">
      <style:text-properties officeooo:rsid="004e5c1a"/>
    </style:style>
    <style:style style:name="T74" style:family="text">
      <style:text-properties officeooo:rsid="004f95ab"/>
    </style:style>
    <style:style style:name="T75" style:family="text">
      <style:text-properties officeooo:rsid="004fad8e"/>
    </style:style>
    <style:style style:name="T76" style:family="text">
      <style:text-properties officeooo:rsid="0050aa9e"/>
    </style:style>
    <style:style style:name="T77" style:family="text">
      <style:text-properties officeooo:rsid="00513af5"/>
    </style:style>
    <style:style style:name="T78" style:family="text">
      <style:text-properties officeooo:rsid="0051e9c9"/>
    </style:style>
    <style:style style:name="T79" style:family="text">
      <style:text-properties officeooo:rsid="0054b774"/>
    </style:style>
    <style:style style:name="T80" style:family="text">
      <style:text-properties officeooo:rsid="0057105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46611696" text:id="ct46611696">
          <text:format-change>
            <office:change-info>
              <dc:creator>Unknown Author</dc:creator>
              <dc:date>2013-12-31T01:27:00</dc:date>
            </office:change-info>
          </text:format-change>
        </text:changed-region>
        <text:changed-region xml:id="ct46612192" text:id="ct46612192">
          <text:insertion>
            <office:change-info>
              <dc:creator>Unknown Author</dc:creator>
              <dc:date>2013-12-31T01:27:00</dc:date>
            </office:change-info>
          </text:insertion>
        </text:changed-region>
        <text:changed-region xml:id="ct44985680" text:id="ct44985680">
          <text:insertion>
            <office:change-info>
              <dc:creator>Unknown Author</dc:creator>
              <dc:date>2014-01-01T12:08:00</dc:date>
            </office:change-info>
          </text:insertion>
        </text:changed-region>
        <text:changed-region xml:id="ct68412464" text:id="ct68412464">
          <text:insertion>
            <office:change-info>
              <dc:creator>Unknown Author</dc:creator>
              <dc:date>2014-01-01T12:07:00</dc:date>
            </office:change-info>
          </text:insertion>
        </text:changed-region>
        <text:changed-region xml:id="ct69887680" text:id="ct69887680">
          <text:insertion>
            <office:change-info>
              <dc:creator>Unknown Author</dc:creator>
              <dc:date>2014-01-01T12:07:00</dc:date>
            </office:change-info>
          </text:insertion>
        </text:changed-region>
        <text:changed-region xml:id="ct46613408" text:id="ct46613408">
          <text:deletion>
            <office:change-info>
              <dc:creator>Unknown Author</dc:creator>
              <dc:date>2013-12-31T01:23:00</dc:date>
            </office:change-info>
            <text:p text:style-name="P1"><text:span text:style-name="T1">set n [string length [format %0X -1]]</text:span></text:p>
            <text:p text:style-name="P2"><text:span text:style-name="T1"><text:s text:c="3"/></text:span><text:span text:style-name="T2">set sig [expr int(0x[string index $s 4])]</text:span></text:p>
            <text:p text:style-name="P3"><text:s text:c="3"/>if {$sig&lt;=7} {</text:p>
            <text:p text:style-name="P2"><text:span text:style-name="T2"><text:s text:c="6"/></text:span><text:span text:style-name="T3">set sym 0</text:span></text:p>
            <text:p text:style-name="P3"><text:s text:c="3"/>} else {</text:p>
            <text:p text:style-name="P2"><text:span text:style-name="T2"><text:s text:c="6"/></text:span><text:span text:style-name="T3">set sym F</text:span></text:p>
            <text:p text:style-name="P3"><text:s text:c="3"/>}</text:p>
            <text:p text:style-name="P4"><text:span text:style-name="T2"><text:s text:c="3"/>set comp [string repeat </text:span><text:span text:style-name="T3">$sym</text:span><text:span text:style-name="T2"> [expr $n</text:span><text:span text:style-name="T4">-6</text:span><text:span text:style-name="T2">]]</text:span></text:p>
            <text:p text:style-name="P1"><text:s text:c="3"/>return [ expr int(<text:span text:style-name="T5">0</text:span>x<text:span text:style-name="T6">${</text:span><text:span text:style-name="T7">comp</text:span><text:span text:style-name="T6">}</text:span>[ string range $s 4 5 ][ string range $s 2 3 ][ string range $s 0 1 ]) ]</text:p>
          </text:deletion>
        </text:changed-region>
        <text:changed-region xml:id="ct46639920" text:id="ct46639920">
          <text:insertion>
            <office:change-info>
              <dc:creator>Unknown Author</dc:creator>
              <dc:date>2013-12-31T01:21:00</dc:date>
            </office:change-info>
          </text:insertion>
        </text:changed-region>
        <text:changed-region xml:id="ct46646368" text:id="ct46646368">
          <text:insertion>
            <office:change-info>
              <dc:creator>Unknown Author</dc:creator>
              <dc:date>2013-12-31T01:22:00</dc:date>
            </office:change-info>
          </text:insertion>
        </text:changed-region>
        <text:changed-region xml:id="ct71062672" text:id="ct71062672">
          <text:format-change>
            <office:change-info>
              <dc:creator>Unknown Author</dc:creator>
              <dc:date>2014-01-01T12:06:00</dc:date>
            </office:change-info>
          </text:format-change>
        </text:changed-region>
        <text:changed-region xml:id="ct46695824" text:id="ct46695824">
          <text:insertion>
            <office:change-info>
              <dc:creator>Unknown Author</dc:creator>
              <dc:date>2014-01-01T03:18:00</dc:date>
            </office:change-info>
          </text:insertion>
        </text:changed-region>
        <text:changed-region xml:id="ct46704576" text:id="ct46704576">
          <text:insertion>
            <office:change-info>
              <dc:creator>Unknown Author</dc:creator>
              <dc:date>2013-12-31T01:17:00</dc:date>
            </office:change-info>
          </text:insertion>
        </text:changed-region>
        <text:changed-region xml:id="ct46703472" text:id="ct46703472">
          <text:deletion>
            <office:change-info>
              <dc:creator>Unknown Author</dc:creator>
              <dc:date>2014-01-01T03:10:00</dc:date>
            </office:change-info>
            <text:p text:style-name="P5">hexadecimal</text:p>
          </text:deletion>
        </text:changed-region>
        <text:changed-region xml:id="ct46759104" text:id="ct46759104">
          <text:insertion>
            <office:change-info>
              <dc:creator>Unknown Author</dc:creator>
              <dc:date>2014-01-01T03:10:00</dc:date>
            </office:change-info>
          </text:insertion>
        </text:changed-region>
        <text:changed-region xml:id="ct46678416" text:id="ct46678416">
          <text:insertion>
            <office:change-info>
              <dc:creator>Unknown Author</dc:creator>
              <dc:date>2013-12-31T01:17:00</dc:date>
            </office:change-info>
          </text:insertion>
        </text:changed-region>
        <text:changed-region xml:id="ct46707360" text:id="ct46707360">
          <text:insertion>
            <office:change-info>
              <dc:creator>Unknown Author</dc:creator>
              <dc:date>2013-12-31T01:18:00</dc:date>
            </office:change-info>
          </text:insertion>
        </text:changed-region>
        <text:changed-region xml:id="ct71085648" text:id="ct71085648">
          <text:insertion>
            <office:change-info>
              <dc:creator>Unknown Author</dc:creator>
              <dc:date>2014-01-01T11:48:00</dc:date>
            </office:change-info>
          </text:insertion>
        </text:changed-region>
        <text:changed-region xml:id="ct68369248" text:id="ct68369248">
          <text:insertion>
            <office:change-info>
              <dc:creator>Unknown Author</dc:creator>
              <dc:date>2014-01-01T11:50:00</dc:date>
            </office:change-info>
          </text:insertion>
        </text:changed-region>
        <text:changed-region xml:id="ct46790816" text:id="ct46790816">
          <text:insertion>
            <office:change-info>
              <dc:creator>Unknown Author</dc:creator>
              <dc:date>2013-12-31T01:20:00</dc:date>
            </office:change-info>
          </text:insertion>
        </text:changed-region>
        <text:changed-region xml:id="ct70632720" text:id="ct70632720">
          <text:insertion>
            <office:change-info>
              <dc:creator>Unknown Author</dc:creator>
              <dc:date>2014-01-01T11:53:00</dc:date>
            </office:change-info>
          </text:insertion>
        </text:changed-region>
        <text:changed-region xml:id="ct46802032" text:id="ct46802032">
          <text:insertion>
            <office:change-info>
              <dc:creator>Unknown Author</dc:creator>
              <dc:date>2014-01-01T02:45:00</dc:date>
            </office:change-info>
          </text:insertion>
        </text:changed-region>
        <text:changed-region xml:id="ct46886704" text:id="ct46886704">
          <text:insertion>
            <office:change-info>
              <dc:creator>Unknown Author</dc:creator>
              <dc:date>2014-01-01T03:12:00</dc:date>
            </office:change-info>
          </text:insertion>
        </text:changed-region>
        <text:changed-region xml:id="ct70222880" text:id="ct70222880">
          <text:insertion>
            <office:change-info>
              <dc:creator>Unknown Author</dc:creator>
              <dc:date>2014-01-01T11:53:00</dc:date>
            </office:change-info>
          </text:insertion>
        </text:changed-region>
        <text:changed-region xml:id="ct46900928" text:id="ct46900928">
          <text:insertion>
            <office:change-info>
              <dc:creator>Unknown Author</dc:creator>
              <dc:date>2013-12-31T01:23:00</dc:date>
            </office:change-info>
          </text:insertion>
        </text:changed-region>
        <text:changed-region xml:id="ct46902112" text:id="ct46902112">
          <text:insertion>
            <office:change-info>
              <dc:creator>Unknown Author</dc:creator>
              <dc:date>2014-01-01T03:08:00</dc:date>
            </office:change-info>
          </text:insertion>
        </text:changed-region>
        <text:changed-region xml:id="ct46892064" text:id="ct46892064">
          <text:insertion>
            <office:change-info>
              <dc:creator>Unknown Author</dc:creator>
              <dc:date>2013-12-31T01:26:00</dc:date>
            </office:change-info>
          </text:insertion>
        </text:changed-region>
        <text:changed-region xml:id="ct68084000" text:id="ct68084000">
          <text:insertion>
            <office:change-info>
              <dc:creator>Unknown Author</dc:creator>
              <dc:date>2014-01-01T11:33:00</dc:date>
            </office:change-info>
          </text:insertion>
        </text:changed-region>
        <text:changed-region xml:id="ct69274352" text:id="ct69274352">
          <text:insertion>
            <office:change-info>
              <dc:creator>Unknown Author</dc:creator>
              <dc:date>2014-01-01T11:33:00</dc:date>
            </office:change-info>
          </text:insertion>
        </text:changed-region>
        <text:changed-region xml:id="ct68002336" text:id="ct68002336">
          <text:insertion>
            <office:change-info>
              <dc:creator>Unknown Author</dc:creator>
              <dc:date>2014-01-01T11:33:00</dc:date>
            </office:change-info>
          </text:insertion>
        </text:changed-region>
        <text:changed-region xml:id="ct46898080" text:id="ct46898080">
          <text:insertion>
            <office:change-info>
              <dc:creator>Unknown Author</dc:creator>
              <dc:date>2014-01-01T11:33:00</dc:date>
            </office:change-info>
          </text:insertion>
        </text:changed-region>
        <text:changed-region xml:id="ct68024832" text:id="ct68024832">
          <text:insertion>
            <office:change-info>
              <dc:creator>Unknown Author</dc:creator>
              <dc:date>2014-01-01T11:33:00</dc:date>
            </office:change-info>
          </text:insertion>
        </text:changed-region>
        <text:changed-region xml:id="ct68540800" text:id="ct68540800">
          <text:insertion>
            <office:change-info>
              <dc:creator>Unknown Author</dc:creator>
              <dc:date>2014-01-01T11:33:00</dc:date>
            </office:change-info>
          </text:insertion>
        </text:changed-region>
        <text:changed-region xml:id="ct68504048" text:id="ct68504048">
          <text:insertion>
            <office:change-info>
              <dc:creator>Unknown Author</dc:creator>
              <dc:date>2014-01-01T11:33:00</dc:date>
            </office:change-info>
          </text:insertion>
        </text:changed-region>
        <text:changed-region xml:id="ct47009440" text:id="ct47009440">
          <text:insertion>
            <office:change-info>
              <dc:creator>Unknown Author</dc:creator>
              <dc:date>2014-01-01T11:34:00</dc:date>
            </office:change-info>
          </text:insertion>
        </text:changed-region>
        <text:changed-region xml:id="ct69273472" text:id="ct69273472">
          <text:insertion>
            <office:change-info>
              <dc:creator>Unknown Author</dc:creator>
              <dc:date>2014-01-01T11:34:00</dc:date>
            </office:change-info>
          </text:insertion>
        </text:changed-region>
        <text:changed-region xml:id="ct71403840" text:id="ct71403840">
          <text:insertion>
            <office:change-info>
              <dc:creator>Unknown Author</dc:creator>
              <dc:date>2014-01-01T11:47:00</dc:date>
            </office:change-info>
          </text:insertion>
        </text:changed-region>
        <text:changed-region xml:id="ct69279872" text:id="ct69279872">
          <text:insertion>
            <office:change-info>
              <dc:creator>Unknown Author</dc:creator>
              <dc:date>2014-01-01T11:33:00</dc:date>
            </office:change-info>
          </text:insertion>
        </text:changed-region>
        <text:changed-region xml:id="ct68158048" text:id="ct68158048">
          <text:insertion>
            <office:change-info>
              <dc:creator>Unknown Author</dc:creator>
              <dc:date>2014-01-01T11:47:00</dc:date>
            </office:change-info>
          </text:insertion>
        </text:changed-region>
        <text:changed-region xml:id="ct104400352" text:id="ct104400352">
          <text:insertion>
            <office:change-info>
              <dc:creator>Unknown Author</dc:creator>
              <dc:date>2014-01-01T12:08:00</dc:date>
            </office:change-info>
          </text:insertion>
        </text:changed-region>
        <text:changed-region xml:id="ct69877840" text:id="ct69877840">
          <text:insertion>
            <office:change-info>
              <dc:creator>Unknown Author</dc:creator>
              <dc:date>2014-01-01T12:08:00</dc:date>
            </office:change-info>
          </text:insertion>
        </text:changed-region>
        <text:changed-region xml:id="ct66337072" text:id="ct66337072">
          <text:insertion>
            <office:change-info>
              <dc:creator>Unknown Author</dc:creator>
              <dc:date>2014-01-01T12:08:00</dc:date>
            </office:change-info>
          </text:insertion>
        </text:changed-region>
        <text:changed-region xml:id="ct68359920" text:id="ct68359920">
          <text:insertion>
            <office:change-info>
              <dc:creator>Unknown Author</dc:creator>
              <dc:date>2014-01-01T12:08:00</dc:date>
            </office:change-info>
          </text:insertion>
        </text:changed-region>
        <text:changed-region xml:id="ct68360112" text:id="ct68360112">
          <text:insertion>
            <office:change-info>
              <dc:creator>Unknown Author</dc:creator>
              <dc:date>2014-01-01T12:08:00</dc:date>
            </office:change-info>
          </text:insertion>
        </text:changed-region>
        <text:changed-region xml:id="ct66183072" text:id="ct66183072">
          <text:insertion>
            <office:change-info>
              <dc:creator>Unknown Author</dc:creator>
              <dc:date>2014-01-01T12:08:00</dc:date>
            </office:change-info>
          </text:insertion>
        </text:changed-region>
        <text:changed-region xml:id="ct66336880" text:id="ct66336880">
          <text:insertion>
            <office:change-info>
              <dc:creator>Unknown Author</dc:creator>
              <dc:date>2014-01-01T12:08:00</dc:date>
            </office:change-info>
          </text:insertion>
        </text:changed-region>
        <text:changed-region xml:id="ct66182464" text:id="ct66182464">
          <text:insertion>
            <office:change-info>
              <dc:creator>Unknown Author</dc:creator>
              <dc:date>2014-01-01T12:08:00</dc:date>
            </office:change-info>
          </text:insertion>
        </text:changed-region>
        <text:changed-region xml:id="ct66182656" text:id="ct66182656">
          <text:insertion>
            <office:change-info>
              <dc:creator>Unknown Author</dc:creator>
              <dc:date>2014-01-01T12:08:00</dc:date>
            </office:change-info>
          </text:insertion>
        </text:changed-region>
        <text:changed-region xml:id="ct69794240" text:id="ct69794240">
          <text:insertion>
            <office:change-info>
              <dc:creator>Unknown Author</dc:creator>
              <dc:date>2014-01-01T12:08:00</dc:date>
            </office:change-info>
          </text:insertion>
        </text:changed-region>
        <text:changed-region xml:id="ct69794432" text:id="ct69794432">
          <text:insertion>
            <office:change-info>
              <dc:creator>Unknown Author</dc:creator>
              <dc:date>2014-01-01T12:08:00</dc:date>
            </office:change-info>
          </text:insertion>
        </text:changed-region>
        <text:changed-region xml:id="ct104366272" text:id="ct104366272">
          <text:insertion>
            <office:change-info>
              <dc:creator>Unknown Author</dc:creator>
              <dc:date>2014-01-01T12:08:00</dc:date>
            </office:change-info>
          </text:insertion>
        </text:changed-region>
        <text:changed-region xml:id="ct68535056" text:id="ct68535056">
          <text:insertion>
            <office:change-info>
              <dc:creator>Unknown Author</dc:creator>
              <dc:date>2014-01-01T12:08:00</dc:date>
            </office:change-info>
          </text:insertion>
        </text:changed-region>
        <text:changed-region xml:id="ct47105440" text:id="ct47105440">
          <text:insertion>
            <office:change-info>
              <dc:creator>Unknown Author</dc:creator>
              <dc:date>2014-01-01T12:08:00</dc:date>
            </office:change-info>
          </text:insertion>
        </text:changed-region>
        <text:changed-region xml:id="ct47105632" text:id="ct47105632">
          <text:insertion>
            <office:change-info>
              <dc:creator>Unknown Author</dc:creator>
              <dc:date>2014-01-01T12:08:00</dc:date>
            </office:change-info>
          </text:insertion>
        </text:changed-region>
        <text:changed-region xml:id="ct69877648" text:id="ct69877648">
          <text:insertion>
            <office:change-info>
              <dc:creator>Unknown Author</dc:creator>
              <dc:date>2014-01-01T12:08:00</dc:date>
            </office:change-info>
          </text:insertion>
        </text:changed-region>
        <text:changed-region xml:id="ct66183264" text:id="ct66183264">
          <text:insertion>
            <office:change-info>
              <dc:creator>Unknown Author</dc:creator>
              <dc:date>2014-01-01T12:08:00</dc:date>
            </office:change-info>
          </text:insertion>
        </text:changed-region>
        <text:changed-region xml:id="ct70162800" text:id="ct70162800">
          <text:insertion>
            <office:change-info>
              <dc:creator>Unknown Author</dc:creator>
              <dc:date>2014-01-01T12:08:00</dc:date>
            </office:change-info>
          </text:insertion>
        </text:changed-region>
        <text:changed-region xml:id="ct70162992" text:id="ct70162992">
          <text:insertion>
            <office:change-info>
              <dc:creator>Unknown Author</dc:creator>
              <dc:date>2014-01-01T12:08:00</dc:date>
            </office:change-info>
          </text:insertion>
        </text:changed-region>
        <text:changed-region xml:id="ct68439040" text:id="ct68439040">
          <text:insertion>
            <office:change-info>
              <dc:creator>Unknown Author</dc:creator>
              <dc:date>2014-01-01T12:08:00</dc:date>
            </office:change-info>
          </text:insertion>
        </text:changed-region>
        <text:changed-region xml:id="ct68439232" text:id="ct68439232">
          <text:insertion>
            <office:change-info>
              <dc:creator>Unknown Author</dc:creator>
              <dc:date>2014-01-01T12:08:00</dc:date>
            </office:change-info>
          </text:insertion>
        </text:changed-region>
        <text:changed-region xml:id="ct68534864" text:id="ct68534864">
          <text:insertion>
            <office:change-info>
              <dc:creator>Unknown Author</dc:creator>
              <dc:date>2014-01-01T13:16:00</dc:date>
            </office:change-info>
          </text:insertion>
        </text:changed-region>
        <text:changed-region xml:id="ct70207568" text:id="ct70207568">
          <text:insertion>
            <office:change-info>
              <dc:creator>Unknown Author</dc:creator>
              <dc:date>2014-01-01T13:16:00</dc:date>
            </office:change-info>
          </text:insertion>
        </text:changed-region>
        <text:changed-region xml:id="ct104349136" text:id="ct104349136">
          <text:insertion>
            <office:change-info>
              <dc:creator>Unknown Author</dc:creator>
              <dc:date>2014-01-01T13:41:00</dc:date>
            </office:change-info>
          </text:insertion>
        </text:changed-region>
        <text:changed-region xml:id="ct104161824" text:id="ct104161824">
          <text:insertion>
            <office:change-info>
              <dc:creator>Unknown Author</dc:creator>
              <dc:date>2014-01-01T12:08:00</dc:date>
            </office:change-info>
          </text:insertion>
        </text:changed-region>
        <text:changed-region xml:id="ct51129344" text:id="ct51129344">
          <text:insertion>
            <office:change-info>
              <dc:creator>Unknown Author</dc:creator>
              <dc:date>2014-01-01T12:08:00</dc:date>
            </office:change-info>
          </text:insertion>
        </text:changed-region>
        <text:changed-region xml:id="ct68312432" text:id="ct68312432">
          <text:insertion>
            <office:change-info>
              <dc:creator>Unknown Author</dc:creator>
              <dc:date>2014-01-01T12:08:00</dc:date>
            </office:change-info>
          </text:insertion>
        </text:changed-region>
        <text:changed-region xml:id="ct68312624" text:id="ct68312624">
          <text:insertion>
            <office:change-info>
              <dc:creator>Unknown Author</dc:creator>
              <dc:date>2014-01-01T12:08:00</dc:date>
            </office:change-info>
          </text:insertion>
        </text:changed-region>
        <text:changed-region xml:id="ct68155904" text:id="ct68155904">
          <text:insertion>
            <office:change-info>
              <dc:creator>Unknown Author</dc:creator>
              <dc:date>2014-01-01T12:08:00</dc:date>
            </office:change-info>
          </text:insertion>
        </text:changed-region>
        <text:changed-region xml:id="ct85887856" text:id="ct85887856">
          <text:insertion>
            <office:change-info>
              <dc:creator>Unknown Author</dc:creator>
              <dc:date>2014-01-01T12:08:00</dc:date>
            </office:change-info>
          </text:insertion>
        </text:changed-region>
        <text:changed-region xml:id="ct69880912" text:id="ct69880912">
          <text:insertion>
            <office:change-info>
              <dc:creator>Unknown Author</dc:creator>
              <dc:date>2014-01-01T12:08:00</dc:date>
            </office:change-info>
          </text:insertion>
        </text:changed-region>
        <text:changed-region xml:id="ct69881104" text:id="ct69881104">
          <text:insertion>
            <office:change-info>
              <dc:creator>Unknown Author</dc:creator>
              <dc:date>2014-01-01T12:08:00</dc:date>
            </office:change-info>
          </text:insertion>
        </text:changed-region>
        <text:changed-region xml:id="ct70256896" text:id="ct70256896">
          <text:insertion>
            <office:change-info>
              <dc:creator>Unknown Author</dc:creator>
              <dc:date>2014-01-01T12:08:00</dc:date>
            </office:change-info>
          </text:insertion>
        </text:changed-region>
        <text:changed-region xml:id="ct70257136" text:id="ct70257136">
          <text:insertion>
            <office:change-info>
              <dc:creator>Unknown Author</dc:creator>
              <dc:date>2014-01-01T12:08:00</dc:date>
            </office:change-info>
          </text:insertion>
        </text:changed-region>
        <text:changed-region xml:id="ct112730784" text:id="ct112730784">
          <text:insertion>
            <office:change-info>
              <dc:creator>Unknown Author</dc:creator>
              <dc:date>2014-01-01T12:08:00</dc:date>
            </office:change-info>
          </text:insertion>
        </text:changed-region>
        <text:changed-region xml:id="ct66482656" text:id="ct66482656">
          <text:insertion>
            <office:change-info>
              <dc:creator>Unknown Author</dc:creator>
              <dc:date>2014-01-01T12:08:00</dc:date>
            </office:change-info>
          </text:insertion>
        </text:changed-region>
        <text:changed-region xml:id="ct69738320" text:id="ct69738320">
          <text:insertion>
            <office:change-info>
              <dc:creator>Unknown Author</dc:creator>
              <dc:date>2014-01-01T12:08:00</dc:date>
            </office:change-info>
          </text:insertion>
        </text:changed-region>
        <text:changed-region xml:id="ct69738560" text:id="ct69738560">
          <text:insertion>
            <office:change-info>
              <dc:creator>Unknown Author</dc:creator>
              <dc:date>2014-01-01T12:08:00</dc:date>
            </office:change-info>
          </text:insertion>
        </text:changed-region>
        <text:changed-region xml:id="ct49833552" text:id="ct49833552">
          <text:insertion>
            <office:change-info>
              <dc:creator>Unknown Author</dc:creator>
              <dc:date>2014-01-01T12: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QMOD protocol</text:p>
      <text:p text:style-name="P8">Alain Klotz 201<text:span text:style-name="T44">3</text:span> <text:span text:style-name="T46">September</text:span><text:span text:style-name="T44"> </text:span><text:span text:style-name="T46">26</text:span><text:change-start text:change-id="ct46611696"/><text:span text:style-name="T16">th</text:span><text:change-end text:change-id="ct46611696"/><text:change-start text:change-id="ct46612192"/></text:p>
      <text:p text:style-name="P18">Rev.: Jerome Berthier 201<text:span text:style-name="T73">4</text:span>-<text:span text:style-name="T73">01</text:span>-<text:change-end text:change-id="ct46612192"/><text:change-start text:change-id="ct44985680"/><text:span text:style-name="T73">02</text:span><text:change-end text:change-id="ct44985680"/></text:p>
      <text:p text:style-name="P8"/>
      <text:p text:style-name="P7"><text:change-start text:change-id="ct68412464"/></text:p>
      <text:p text:style-name="P7"><text:change-end text:change-id="ct68412464"/>This document has been written following a reverse engineering procedure using a serial port sniffer. There is no warranty about the security of the hardware. Be careful.<text:change-start text:change-id="ct69887680"/> <text:span text:style-name="T72">Examples are given for EQ6 mount, and numeric values should be adapted for other SkyWatcher mounts.</text:span></text:p>
      <text:h text:style-name="P85" text:outline-level="1"/>
      <text:h text:style-name="P85" text:outline-level="1"><text:change-end text:change-id="ct69887680"/>1. Open and configure communication port</text:h>
      <text:p text:style-name="P7">Open the serial port and configure it with 9600 bauds, no parity, 8 data bits, 1 stop bit.</text:p>
      <text:h text:style-name="P85" text:outline-level="1">2. Sending message syntax </text:h>
      <text:p text:style-name="P7">General syntax is ASCII characters terminated by a \r</text:p>
      <text:p text:style-name="P7"/>
      <text:p text:style-name="P7">The grammar follows the rules:</text:p>
      <text:list xml:id="list3595685171" text:style-name="L1">
        <text:list-item>
          <text:p text:style-name="P29">The first character is one : to indicate the start of a command.</text:p>
        </text:list-item>
        <text:list-item>
          <text:p text:style-name="P29">The command is </text:p>
        </text:list-item>
        <text:list-item>
          <text:p text:style-name="P67">one letter (case sensitive) followed by </text:p>
        </text:list-item>
        <text:list-item>
          <text:p text:style-name="P67">1 (hour angle motor) or by 2 (declination motor) followed eventually by </text:p>
        </text:list-item>
        <text:list-item>
          <text:p text:style-name="P67">a digital code (digit series or hexadecimal codes)</text:p>
        </text:list-item>
      </text:list>
      <text:p text:style-name="P7"/>
      <text:list xml:id="list358083618" text:continue-numbering="true" text:style-name="L1">
        <text:list-item>
          <text:p text:style-name="P29">Example 1: <text:span text:style-name="T15">:a1 </text:span>stands for command <text:span text:style-name="T15">a</text:span> for the hour angle motor.</text:p>
        </text:list-item>
        <text:list-item>
          <text:p text:style-name="P29">Example 2: <text:span text:style-name="T15">:g210 </text:span>stands for command <text:span text:style-name="T15">g</text:span> for the declination motor. Digital series is 10.</text:p>
        </text:list-item>
        <text:list-item>
          <text:p text:style-name="P27"><text:span text:style-name="T17">Example 3: </text:span><text:span text:style-name="T30">:H295EC42 </text:span><text:span text:style-name="T17">stands for command </text:span><text:span text:style-name="T30">H</text:span><text:span text:style-name="T17"> for the declination motor. Hexadecimal code is 95EC42 which corresponds to the decimal 4385941.</text:span></text:p>
        </text:list-item>
      </text:list>
      <text:h text:style-name="P85" text:outline-level="1">3. Receiving message syntax</text:h>
      <text:p text:style-name="P7">The waiting time before reading the answer of a command is typically about 30 ms.</text:p>
      <text:p text:style-name="P7"/>
      <text:p text:style-name="P7">General syntax is ASCII characters terminated by a \r</text:p>
      <text:p text:style-name="P7"/>
      <text:p text:style-name="P7">Some commands have no response, other answers are a digital code (binary of hexadecimal).</text:p>
      <text:h text:style-name="P85" text:outline-level="1">4. Description of the motors and coding</text:h>
      <text:p text:style-name="P7">The motors are of step by step type. For each axis, there is a worm that is linked to a teeth wheel. The coding seems to be done by the microstep counter. It is a relative encoder. When someone switch on the power of the mount, the encoder position is equal to decimal=<text:span text:style-name="T36">-</text:span>8388608 microsteps (hexadecimal=000080). See section 6.1 for the initialization.</text:p>
      <text:p text:style-name="P7"/>
      <text:p text:style-name="P7">The axis coding is of type apparent "hour angle" or "declination". The conversion from right ascension to hour angle must be done by the computer.</text:p>
      <text:p text:style-name="P7"/>
      <text:p text:style-name="P12">The hexadecimal to decimal conversion can be done using the Tcl proc:</text:p>
      <text:p text:style-name="P24"><text:soft-page-break/></text:p>
      <text:p text:style-name="P1">proc eqmod_decode {s} {</text:p>
      <text:p text:style-name="P1"><text:s text:c="3"/><text:change text:change-id="ct46613408"/><text:change-start text:change-id="ct46639920"/></text:p>
      <text:p text:style-name="P25"><text:change-end text:change-id="ct46639920"/><text:change-start text:change-id="ct46646368"/></text:p>
      <text:p text:style-name="P25"><text:s text:c="3"/>set i [string range $h 4 5][string range $h 2 3][string range $h 0 1]</text:p>
      <text:p text:style-name="P25"><text:s text:c="3"/>return [expr int(0x$i)]<text:change-end text:change-id="ct46646368"/></text:p>
      <text:p text:style-name="P1">}</text:p>
      <text:p text:style-name="P1"/>
      <text:p text:style-name="P11"><text:span text:style-name="T32">The d</text:span><text:span text:style-name="T33">e</text:span><text:span text:style-name="T32">cimal to hexadecimal conversion can be done using the Tcl proc:</text:span></text:p>
      <text:p text:style-name="P12"/>
      <text:p text:style-name="P24">proc eqmod_encode {int} {</text:p>
      <text:p text:style-name="P24"><text:s text:c="3"/>set s [ string range [ format %08X $int ] <text:span text:style-name="T45">end-5</text:span> end ]</text:p>
      <text:p text:style-name="P24"><text:s text:c="3"/>return [ string range $s 4 5 ][ string range $s 2 3 ][ string range $s 0 1 ]</text:p>
      <text:p text:style-name="P11">}</text:p>
      <text:p text:style-name="P11"/>
      <text:p text:style-name="P60"><text:change-start text:change-id="ct71062672"/><text:span text:style-name="T38"><text:s text:c="2"/></text:span><text:span text:style-name="T39">Hexa <text:s/>Decimal</text:span></text:p>
      <text:p text:style-name="P61"><text:span text:style-name="T41">FFFF7F</text:span><text:span text:style-name="T37"> <text:s/>838860</text:span><text:span text:style-name="T41">7 (maximum)</text:span></text:p>
      <text:p text:style-name="P62">000100 <text:s text:c="5"/>256</text:p>
      <text:p text:style-name="P63">100000 <text:s text:c="6"/>16</text:p>
      <text:p text:style-name="P63">0F0000 <text:s text:c="6"/>15</text:p>
      <text:p text:style-name="P63">010000 <text:s text:c="7"/>1</text:p>
      <text:p text:style-name="P63">000000 <text:s text:c="7"/>0</text:p>
      <text:p text:style-name="P63">FFFFFF <text:s text:c="6"/>-1</text:p>
      <text:p text:style-name="P63">F1FFFF <text:s text:c="5"/>-15</text:p>
      <text:p text:style-name="P63">F0FFFF <text:s text:c="5"/>-16</text:p>
      <text:p text:style-name="P63">00FFFF <text:s text:c="4"/>-256</text:p>
      <text:p text:style-name="P65"><text:span text:style-name="T37">00</text:span><text:span text:style-name="T40">0080</text:span><text:span text:style-name="T37"> -8388608 </text:span><text:span text:style-name="T41">(minimum)</text:span></text:p>
      <text:p text:style-name="P64"><text:change-end text:change-id="ct71062672"/></text:p>
      <text:p text:style-name="P13">The amplitude of microsteps coding is 16777216.</text:p>
      <text:p text:style-name="P13"/>
      <text:p text:style-name="P24"><text:span text:style-name="T18">One 360° turn around a given axis correspond typically to 9024000 microsteps </text:span><text:span text:style-name="T19">which is 53% of the microstep coding amplitude.</text:span></text:p>
      <text:p text:style-name="P13"><text:s/></text:p>
      <text:h text:style-name="P85" text:outline-level="1">5. List of commands</text:h>
      <text:p text:style-name="P7">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7"/>
      <text:p text:style-name="P7">To obtain (i) from the tracking speed (speedtrack) expressed in degree/second, use the equation:</text:p>
      <text:p text:style-name="P7"/>
      <text:p text:style-name="P7">Slow speed case: <text:s/>(i) = (b) / speedtrack(deg/s) / (a) * 360</text:p>
      <text:p text:style-name="P7"><text:soft-page-break/>Fast speed case: <text:s/>(i) = (g) * (b) / speedtrack(deg/s) / (a) * 360</text:p>
      <text:p text:style-name="P7"/>
      <text:p text:style-name="P7">(b) is called the velocity parameter. The switch between slow and fast speed cases is done using the command :G. (see the example in the section 6.3).</text:p>
      <text:p text:style-name="P7"/>
      <text:p text:style-name="P7">The following commands returns only information (=read only):</text:p>
      <text:p text:style-name="P7"/>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6">Command<text:change-start text:change-id="ct46695824"/><text:line-break/><text:span text:style-name="T54">(**)</text:span><text:change-end text:change-id="ct46695824"/></text:p>
          </table:table-cell>
          <table:table-cell table:style-name="Tableau1.A1" office:value-type="string">
            <text:p text:style-name="P26">Digital coding</text:p>
          </table:table-cell>
          <table:table-cell table:style-name="Tableau1.A1" office:value-type="string">
            <text:p text:style-name="P26">Units</text:p>
          </table:table-cell>
          <table:table-cell table:style-name="Tableau1.D1" office:value-type="string">
            <text:p text:style-name="P26">Comment about the returned values</text:p>
          </table:table-cell>
        </table:table-row>
        <table:table-row>
          <table:table-cell table:style-name="Tableau1.A2" office:value-type="string">
            <text:p text:style-name="P26">a</text:p>
          </table:table-cell>
          <table:table-cell table:style-name="Tableau1.A2" office:value-type="string">
            <text:p text:style-name="P26">hexadecimal</text:p>
          </table:table-cell>
          <table:table-cell table:style-name="Tableau1.A2" office:value-type="string">
            <text:p text:style-name="P26">microsteps / 360°</text:p>
          </table:table-cell>
          <table:table-cell table:style-name="Tableau1.D2" office:value-type="string">
            <text:p text:style-name="P26">Number of microsteps for one turn over the sky</text:p>
          </table:table-cell>
        </table:table-row>
        <table:table-row>
          <table:table-cell table:style-name="Tableau1.A2" office:value-type="string">
            <text:p text:style-name="P26">b</text:p>
          </table:table-cell>
          <table:table-cell table:style-name="Tableau1.A2" office:value-type="string">
            <text:p text:style-name="P26">hexadecimal</text:p>
          </table:table-cell>
          <table:table-cell table:style-name="Tableau1.A2" office:value-type="string">
            <text:p text:style-name="P26">microsteps<text:span text:style-name="T16">2</text:span> / sec</text:p>
          </table:table-cell>
          <table:table-cell table:style-name="Tableau1.D2" office:value-type="string">
            <text:p text:style-name="P26">Velocity parameter</text:p>
            <text:p text:style-name="P7">(i) = (1|g) * (b) / speedtrack(deg/s) / ((a)/360) </text:p>
          </table:table-cell>
        </table:table-row>
        <table:table-row>
          <table:table-cell table:style-name="Tableau1.A2" office:value-type="string">
            <text:p text:style-name="P26">c</text:p>
          </table:table-cell>
          <table:table-cell table:style-name="Tableau1.A2" office:value-type="string">
            <text:p text:style-name="P26">hexadecimal</text:p>
          </table:table-cell>
          <table:table-cell table:style-name="Tableau1.A2" office:value-type="string">
            <text:p text:style-name="P26">microsteps ?</text:p>
          </table:table-cell>
          <table:table-cell table:style-name="Tableau1.D2" office:value-type="string">
            <text:p text:style-name="P8">unidentified parameter</text:p>
          </table:table-cell>
        </table:table-row>
        <table:table-row>
          <table:table-cell table:style-name="Tableau1.A2" office:value-type="string">
            <text:p text:style-name="P26">d</text:p>
          </table:table-cell>
          <table:table-cell table:style-name="Tableau1.A2" office:value-type="string">
            <text:p text:style-name="P26">hexadecimal</text:p>
          </table:table-cell>
          <table:table-cell table:style-name="Tableau1.A2" office:value-type="string">
            <text:p text:style-name="P26">microsteps</text:p>
          </table:table-cell>
          <table:table-cell table:style-name="Tableau1.D2" office:value-type="string">
            <text:p text:style-name="P8">initial position (j) when the mount is just switched on</text:p>
          </table:table-cell>
        </table:table-row>
        <table:table-row>
          <table:table-cell table:style-name="Tableau1.A2" office:value-type="string">
            <text:p text:style-name="P26">e</text:p>
          </table:table-cell>
          <table:table-cell table:style-name="Tableau1.A2" office:value-type="string">
            <text:p text:style-name="P26">hexadecimal</text:p>
          </table:table-cell>
          <table:table-cell table:style-name="Tableau1.A2" office:value-type="string">
            <text:p text:style-name="P26">microsteps ?</text:p>
          </table:table-cell>
          <table:table-cell table:style-name="Tableau1.D2" office:value-type="string">
            <text:p text:style-name="P8">unidentified parameter</text:p>
          </table:table-cell>
        </table:table-row>
        <table:table-row>
          <table:table-cell table:style-name="Tableau1.A2" office:value-type="string">
            <text:p text:style-name="P26">f</text:p>
          </table:table-cell>
          <table:table-cell table:style-name="Tableau1.A2" office:value-type="string">
            <text:p text:style-name="P26">3 digits</text:p>
          </table:table-cell>
          <table:table-cell table:style-name="Tableau1.A2" office:value-type="string">
            <text:p text:style-name="P26">none</text:p>
          </table:table-cell>
          <table:table-cell table:style-name="Tableau1.D2" office:value-type="string">
            <text:p text:style-name="P8">Slewing state <text:change-start text:change-id="ct46704576"/><text:span text:style-name="T48">(*)</text:span><text:change-end text:change-id="ct46704576"/></text:p>
            <text:p text:style-name="P8">Digit1 (jog_type): 0|1|2|3|5|7=jog_slow+|stop+|jog_slow-|stop-|jog_fast+|jog_fast- </text:p>
            <text:p text:style-name="P8">Digit2 (jog_state) : 0|1=Stopped|Jogging </text:p>
            <text:p text:style-name="P8">Digit3: 0|1=PB?|OK?</text:p>
          </table:table-cell>
        </table:table-row>
        <table:table-row>
          <table:table-cell table:style-name="Tableau1.A2" office:value-type="string">
            <text:p text:style-name="P26">g</text:p>
          </table:table-cell>
          <table:table-cell table:style-name="Tableau1.A2" office:value-type="string">
            <text:p text:style-name="P5"><text:change text:change-id="ct46703472"/><text:change-start text:change-id="ct46759104"/>decimal<text:change-end text:change-id="ct46759104"/></text:p>
          </table:table-cell>
          <table:table-cell table:style-name="Tableau1.A2" office:value-type="string">
            <text:p text:style-name="P26">none</text:p>
          </table:table-cell>
          <table:table-cell table:style-name="Tableau1.D2" office:value-type="string">
            <text:p text:style-name="P8">Fast tracking speed multiplier (set with :Gm3...)</text:p>
          </table:table-cell>
        </table:table-row>
        <table:table-row>
          <table:table-cell table:style-name="Tableau1.A2" office:value-type="string">
            <text:p text:style-name="P26">h</text:p>
          </table:table-cell>
          <table:table-cell table:style-name="Tableau1.A2" office:value-type="string">
            <text:p text:style-name="P26">hexadecimal</text:p>
          </table:table-cell>
          <table:table-cell table:style-name="Tableau1.A2" office:value-type="string">
            <text:p text:style-name="P26">microsteps</text:p>
          </table:table-cell>
          <table:table-cell table:style-name="Tableau1.D2" office:value-type="string">
            <text:p text:style-name="P8">Next position to reach</text:p>
          </table:table-cell>
        </table:table-row>
        <table:table-row>
          <table:table-cell table:style-name="Tableau1.A2" office:value-type="string">
            <text:p text:style-name="P26">i</text:p>
          </table:table-cell>
          <table:table-cell table:style-name="Tableau1.A2" office:value-type="string">
            <text:p text:style-name="P26">hexadecimal</text:p>
          </table:table-cell>
          <table:table-cell table:style-name="Tableau1.A2" office:value-type="string">
            <text:p text:style-name="P26">none</text:p>
          </table:table-cell>
          <table:table-cell table:style-name="Tableau1.D2" office:value-type="string">
            <text:p text:style-name="P8">Next tracking speed (set with :I, start with :J)</text:p>
          </table:table-cell>
        </table:table-row>
        <table:table-row>
          <table:table-cell table:style-name="Tableau1.A2" office:value-type="string">
            <text:p text:style-name="P26">j</text:p>
          </table:table-cell>
          <table:table-cell table:style-name="Tableau1.A2" office:value-type="string">
            <text:p text:style-name="P26">hexadecimal</text:p>
          </table:table-cell>
          <table:table-cell table:style-name="Tableau1.A2" office:value-type="string">
            <text:p text:style-name="P26">microsteps</text:p>
          </table:table-cell>
          <table:table-cell table:style-name="Tableau1.D2" office:value-type="string">
            <text:p text:style-name="P8">Current encoder position (set with :E)</text:p>
          </table:table-cell>
        </table:table-row>
        <table:table-row>
          <table:table-cell table:style-name="Tableau1.A2" office:value-type="string">
            <text:p text:style-name="P26">k</text:p>
          </table:table-cell>
          <table:table-cell table:style-name="Tableau1.A2" office:value-type="string">
            <text:p text:style-name="P26"/>
          </table:table-cell>
          <table:table-cell table:style-name="Tableau1.A2" office:value-type="string">
            <text:p text:style-name="P26"/>
          </table:table-cell>
          <table:table-cell table:style-name="Tableau1.D2" office:value-type="string">
            <text:p text:style-name="P8">unidentified parameter</text:p>
          </table:table-cell>
        </table:table-row>
        <table:table-row>
          <table:table-cell table:style-name="Tableau1.A2" office:value-type="string">
            <text:p text:style-name="P26">l</text:p>
          </table:table-cell>
          <table:table-cell table:style-name="Tableau1.A2" office:value-type="string">
            <text:p text:style-name="P26"/>
          </table:table-cell>
          <table:table-cell table:style-name="Tableau1.A2" office:value-type="string">
            <text:p text:style-name="P26"/>
          </table:table-cell>
          <table:table-cell table:style-name="Tableau1.D2" office:value-type="string">
            <text:p text:style-name="P8">unidentified parameter</text:p>
          </table:table-cell>
        </table:table-row>
        <table:table-row>
          <table:table-cell table:style-name="Tableau1.A2" office:value-type="string">
            <text:p text:style-name="P26">m</text:p>
          </table:table-cell>
          <table:table-cell table:style-name="Tableau1.A2" office:value-type="string">
            <text:p text:style-name="P26">hexadecimal</text:p>
          </table:table-cell>
          <table:table-cell table:style-name="Tableau1.A2" office:value-type="string">
            <text:p text:style-name="P26">microsteps</text:p>
          </table:table-cell>
          <table:table-cell table:style-name="Tableau1.D2" office:value-type="string">
            <text:p text:style-name="P8">start braking position with GOTO (set with :M)</text:p>
          </table:table-cell>
        </table:table-row>
        <table:table-row>
          <table:table-cell table:style-name="Tableau1.A2" office:value-type="string">
            <text:p text:style-name="P26">n</text:p>
          </table:table-cell>
          <table:table-cell table:style-name="Tableau1.A2" office:value-type="string">
            <text:p text:style-name="P26"/>
          </table:table-cell>
          <table:table-cell table:style-name="Tableau1.A2" office:value-type="string">
            <text:p text:style-name="P26"/>
          </table:table-cell>
          <table:table-cell table:style-name="Tableau1.D2" office:value-type="string">
            <text:p text:style-name="P8">unidentified parameter</text:p>
          </table:table-cell>
        </table:table-row>
        <table:table-row>
          <table:table-cell table:style-name="Tableau1.A2" office:value-type="string">
            <text:p text:style-name="P26">o</text:p>
          </table:table-cell>
          <table:table-cell table:style-name="Tableau1.A2" office:value-type="string">
            <text:p text:style-name="P26"/>
          </table:table-cell>
          <table:table-cell table:style-name="Tableau1.A2" office:value-type="string">
            <text:p text:style-name="P26"/>
          </table:table-cell>
          <table:table-cell table:style-name="Tableau1.D2" office:value-type="string">
            <text:p text:style-name="P8">unidentified parameter</text:p>
          </table:table-cell>
        </table:table-row>
        <table:table-row>
          <table:table-cell table:style-name="Tableau1.A2" office:value-type="string">
            <text:p text:style-name="P26">p</text:p>
          </table:table-cell>
          <table:table-cell table:style-name="Tableau1.A2" office:value-type="string">
            <text:p text:style-name="P26"/>
          </table:table-cell>
          <table:table-cell table:style-name="Tableau1.A2" office:value-type="string">
            <text:p text:style-name="P26"/>
          </table:table-cell>
          <table:table-cell table:style-name="Tableau1.D2" office:value-type="string">
            <text:p text:style-name="P8">unidentified parameter</text:p>
          </table:table-cell>
        </table:table-row>
        <table:table-row>
          <table:table-cell table:style-name="Tableau1.A2" office:value-type="string">
            <text:p text:style-name="P26">q</text:p>
          </table:table-cell>
          <table:table-cell table:style-name="Tableau1.A2" office:value-type="string">
            <text:p text:style-name="P26"/>
          </table:table-cell>
          <table:table-cell table:style-name="Tableau1.A2" office:value-type="string">
            <text:p text:style-name="P26"/>
          </table:table-cell>
          <table:table-cell table:style-name="Tableau1.D2" office:value-type="string">
            <text:p text:style-name="P8">unidentified parameter</text:p>
          </table:table-cell>
        </table:table-row>
        <table:table-row>
          <table:table-cell table:style-name="Tableau1.A2" office:value-type="string">
            <text:p text:style-name="P26">r</text:p>
          </table:table-cell>
          <table:table-cell table:style-name="Tableau1.A2" office:value-type="string">
            <text:p text:style-name="P26"/>
          </table:table-cell>
          <table:table-cell table:style-name="Tableau1.A2" office:value-type="string">
            <text:p text:style-name="P26"/>
          </table:table-cell>
          <table:table-cell table:style-name="Tableau1.D2" office:value-type="string">
            <text:p text:style-name="P8">unidentified parameter</text:p>
          </table:table-cell>
        </table:table-row>
        <table:table-row>
          <table:table-cell table:style-name="Tableau1.A2" office:value-type="string">
            <text:p text:style-name="P26">s</text:p>
          </table:table-cell>
          <table:table-cell table:style-name="Tableau1.A2" office:value-type="string">
            <text:p text:style-name="P26">hexadecimal</text:p>
          </table:table-cell>
          <table:table-cell table:style-name="Tableau1.A2" office:value-type="string">
            <text:p text:style-name="P26">microsteps</text:p>
          </table:table-cell>
          <table:table-cell table:style-name="Tableau1.D2" office:value-type="string">
            <text:p text:style-name="P8">Microsteps to a complete turnover of worm</text:p>
          </table:table-cell>
        </table:table-row>
      </table:table>
      <text:p text:style-name="P7"><text:change-start text:change-id="ct46678416"/></text:p>
      <text:p text:style-name="P19">(*) :<text:span text:style-name="T70">f d</text:span>igit1 values for:</text:p>
      <text:list xml:id="list1243883382" text:style-name="L2">
        <text:list-item>
          <text:p text:style-name="P51"><text:span text:style-name="T20">AZ</text:span><text:span text:style-name="T21">-</text:span><text:span text:style-name="T20">EQ6 G</text:span><text:span text:style-name="T28">T</text:span><text:span text:style-name="T20">:</text:span></text:p>
          <text:list>
            <text:list-item>
              <text:p text:style-name="P34"><text:span text:style-name="T58">if :G digit1 = 0 </text:span><text:span text:style-name="T66">| 2</text:span><text:span text:style-name="T58">:</text:span></text:p>
              <text:list>
                <text:list-item>
                  <text:p text:style-name="P51"><text:span text:style-name="T20">Digit</text:span><text:change-end text:change-id="ct46678416"/><text:change-start text:change-id="ct46707360"/><text:span text:style-name="T20">1: 0|1|2|3|4|6 = jog_slow+ | stop+ | jog_slow- | stop- | jog_fast+ | jog_fast-</text:span><text:change-end text:change-id="ct46707360"/><text:change-start text:change-id="ct71085648"/></text:p>
                </text:list-item>
              </text:list>
            </text:list-item>
            <text:list-item>
              <text:p text:style-name="P35"><text:span text:style-name="T58">if :G digit1 = </text:span><text:span text:style-name="T61">1</text:span><text:span text:style-name="T58">:</text:span></text:p>
              <text:list>
                <text:list-item>
                  <text:p text:style-name="P49">Digit1: 1|3 = <text:span text:style-name="T61">(jog slow + | </text:span><text:span text:style-name="T52">stop+</text:span><text:span text:style-name="T61">)</text:span><text:span text:style-name="T52"> </text:span>| <text:span text:style-name="T65">(jog slow - | </text:span><text:span text:style-name="T52">stop-</text:span><text:span text:style-name="T65">)</text:span><text:change-end text:change-id="ct71085648"/><text:change-start text:change-id="ct68369248"/></text:p>
                </text:list-item>
              </text:list>
            </text:list-item>
            <text:list-item>
              <text:p text:style-name="P50"><text:soft-page-break/><text:span text:style-name="T58">if :G digit1 = </text:span><text:span text:style-name="T66">3</text:span><text:span text:style-name="T58">:</text:span></text:p>
              <text:list>
                <text:list-item>
                  <text:p text:style-name="P50"><text:span text:style-name="T58">Digit1: 1|</text:span><text:span text:style-name="T67">3|</text:span><text:span text:style-name="T66">5</text:span><text:span text:style-name="T67">|7</text:span><text:span text:style-name="T58"> = </text:span><text:span text:style-name="T52">stop+ </text:span><text:span text:style-name="T58">| </text:span><text:span text:style-name="T52">stop-</text:span><text:span text:style-name="T65"> </text:span><text:span text:style-name="T67">| </text:span><text:span text:style-name="T61">jog </text:span><text:span text:style-name="T67">fast</text:span><text:span text:style-name="T61"> + </text:span><text:span text:style-name="T67">| </text:span><text:span text:style-name="T65">jog </text:span><text:span text:style-name="T67">fast</text:span><text:span text:style-name="T65"> -</text:span><text:change-end text:change-id="ct68369248"/><text:change-start text:change-id="ct46790816"/></text:p>
                </text:list-item>
              </text:list>
            </text:list-item>
          </text:list>
        </text:list-item>
      </text:list>
      <text:list xml:id="list1785793168" text:style-name="L3">
        <text:list-header>
          <text:p text:style-name="P31"><text:change-end text:change-id="ct46790816"/><text:change-start text:change-id="ct70632720"/><text:span text:style-name="T51"/></text:p>
        </text:list-header>
        <text:list-item>
          <text:p text:style-name="P31"><text:change-end text:change-id="ct70632720"/><text:change-start text:change-id="ct46802032"/><text:span text:style-name="T51">NEQ3-2 </text:span><text:span text:style-name="T52">Pro </text:span><text:span text:style-name="T51">G</text:span><text:span text:style-name="T52">oto</text:span>:</text:p>
          <text:list>
            <text:list-item>
              <text:p text:style-name="P32"><text:span text:style-name="T58">if :G digit1 = 0 </text:span><text:span text:style-name="T66">| 2</text:span><text:span text:style-name="T58">:</text:span></text:p>
              <text:list>
                <text:list-item>
                  <text:p text:style-name="P32"><text:span text:style-name="T58">Digit1: </text:span><text:span text:style-name="T56">0|</text:span><text:span text:style-name="T58">1|</text:span><text:span text:style-name="T55">2|</text:span><text:span text:style-name="T58">3 = </text:span><text:span text:style-name="T57">slew</text:span><text:span text:style-name="T58">_slow+ </text:span><text:span text:style-name="T52">| stop+</text:span><text:span text:style-name="T62"> </text:span><text:span text:style-name="T63">| jog_</text:span><text:span text:style-name="T64">fast</text:span><text:span text:style-name="T63">- </text:span><text:span text:style-name="T62">| stop- </text:span><text:span text:style-name="T63">| </text:span><text:span text:style-name="T56">drift</text:span><text:span text:style-name="T58">_fast+ | </text:span><text:span text:style-name="T56">drift</text:span><text:span text:style-name="T58">_fast-</text:span></text:p>
                </text:list-item>
              </text:list>
            </text:list-item>
            <text:list-item>
              <text:p text:style-name="P33"><text:span text:style-name="T58">if :G digit1 = </text:span><text:span text:style-name="T61">1</text:span><text:span text:style-name="T58">:</text:span></text:p>
              <text:list>
                <text:list-item>
                  <text:p text:style-name="P46">Digit1: 1|3 = <text:span text:style-name="T61">(jog slow + | </text:span><text:span text:style-name="T52">stop+</text:span><text:span text:style-name="T61">)</text:span><text:span text:style-name="T52"> </text:span>| <text:span text:style-name="T65">(jog slow - | </text:span><text:span text:style-name="T52">stop-</text:span><text:span text:style-name="T65">)</text:span></text:p>
                </text:list-item>
              </text:list>
            </text:list-item>
            <text:list-item>
              <text:p text:style-name="P47"><text:span text:style-name="T58">if :G digit1 = </text:span><text:span text:style-name="T66">3</text:span><text:span text:style-name="T58">:</text:span></text:p>
              <text:list>
                <text:list-item>
                  <text:p text:style-name="P48"><text:span text:style-name="T58">Digit1: 1|</text:span><text:span text:style-name="T67">3|</text:span><text:span text:style-name="T66">5</text:span><text:span text:style-name="T67">|7</text:span><text:span text:style-name="T58"> = </text:span><text:span text:style-name="T52">stop+ </text:span><text:span text:style-name="T58">| </text:span><text:span text:style-name="T52">stop-</text:span><text:span text:style-name="T65"> </text:span><text:span text:style-name="T67">| </text:span><text:span text:style-name="T61">jog </text:span><text:span text:style-name="T67">fast</text:span><text:span text:style-name="T61"> + </text:span><text:span text:style-name="T67">| </text:span><text:span text:style-name="T65">jog </text:span><text:span text:style-name="T67">fast</text:span><text:span text:style-name="T65"> -</text:span></text:p>
                </text:list-item>
              </text:list>
            </text:list-item>
          </text:list>
        </text:list-item>
      </text:list>
      <text:p text:style-name="P19"><text:change-end text:change-id="ct46802032"/><text:change-start text:change-id="ct46886704"/></text:p>
      <text:p text:style-name="P36">(**) <text:span text:style-name="T71">Note about c</text:span>ommands:</text:p>
      <text:list xml:id="list427124566" text:style-name="L4">
        <text:list-item>
          <text:p text:style-name="P37">AZ-EQ6 Goto:</text:p>
          <text:list>
            <text:list-item>
              <text:p text:style-name="P53"><text:span text:style-name="T22">:</text:span><text:span text:style-name="T24">k, </text:span><text:span text:style-name="T22">:l, :o, :p, :q are unknown commands (returns “Error 0”)</text:span></text:p>
            </text:list-item>
            <text:list-item>
              <text:p text:style-name="P54"><text:span text:style-name="T22">:e return</text:span><text:span text:style-name="T24">s </text:span><text:span text:style-name="T22">hexadecimal (</text:span><text:span text:style-name="T23">020505 = 328962</text:span><text:span text:style-name="T22"> decimal)</text:span></text:p>
            </text:list-item>
            <text:list-item>
              <text:p text:style-name="P53"><text:span text:style-name="T22">:</text:span><text:span text:style-name="T24">n</text:span><text:span text:style-name="T22"> return</text:span><text:span text:style-name="T24">s</text:span><text:span text:style-name="T22"> </text:span><text:span text:style-name="T24">FF </text:span><text:span text:style-name="T22">(</text:span><text:span text:style-name="T25">3</text:span><text:span text:style-name="T26">2</text:span><text:span text:style-name="T25"> </text:span><text:span text:style-name="T22">decimal?)</text:span></text:p>
            </text:list-item>
            <text:list-item>
              <text:p text:style-name="P53"><text:span text:style-name="T22">:</text:span><text:span text:style-name="T24">q</text:span><text:span text:style-name="T22"> returns “Error 1”</text:span></text:p>
            </text:list-item>
            <text:list-item>
              <text:p text:style-name="P53"><text:span text:style-name="T22">:r return</text:span><text:span text:style-name="T24">s</text:span><text:span text:style-name="T22"> </text:span><text:span text:style-name="T24">00 </text:span><text:span text:style-name="T22">(</text:span><text:span text:style-name="T25">0 </text:span><text:span text:style-name="T22">decimal?)</text:span></text:p>
              <text:p text:style-name="P38"/>
            </text:list-item>
          </text:list>
        </text:list-item>
        <text:list-item>
          <text:p text:style-name="P37">NEQ3-2 Pro Goto:</text:p>
          <text:list>
            <text:list-item>
              <text:p text:style-name="P37">:i, :l, :n, :o, :p, :q are unknown commands (returns “Error 0”)</text:p>
            </text:list-item>
            <text:list-item>
              <text:p text:style-name="P37">:k returns “Error 1”</text:p>
            </text:list-item>
            <text:list-item>
              <text:p text:style-name="P52"><text:span text:style-name="T22">:e return</text:span><text:span text:style-name="T27">s</text:span><text:span text:style-name="T22"> 020403 = 197634 decimal</text:span></text:p>
            </text:list-item>
            <text:list-item>
              <text:p text:style-name="P55"><text:span text:style-name="T22">:r return</text:span><text:span text:style-name="T27">s</text:span><text:span text:style-name="T22"> 002715 = 1386240 decimal</text:span></text:p>
            </text:list-item>
          </text:list>
        </text:list-item>
      </text:list>
      <text:p text:style-name="P36"><text:change-end text:change-id="ct46886704"/><text:change-start text:change-id="ct70222880"/></text:p>
      <text:p text:style-name="P36"><text:change-end text:change-id="ct70222880"/></text:p>
      <text:p text:style-name="P7">For an EQ6 mount, the typical values are:</text:p>
      <text:p text:style-name="P7"/>
      <text:p text:style-name="P7">(a1)=9024000</text:p>
      <text:p text:style-name="P7">(a2)=9024000</text:p>
      <text:p text:style-name="P7">(b1)=64935</text:p>
      <text:p text:style-name="P7">(b2)=64935</text:p>
      <text:p text:style-name="P7">(d1)=<text:span text:style-name="T34">-</text:span>8388608</text:p>
      <text:p text:style-name="P7">(d2)=<text:span text:style-name="T34">-</text:span>8388608</text:p>
      <text:p text:style-name="P7">(e1)=1026</text:p>
      <text:p text:style-name="P7">(e2)=1026</text:p>
      <text:p text:style-name="P7">(g1)=16</text:p>
      <text:p text:style-name="P7">(g2)=16</text:p>
      <text:p text:style-name="P7">(s1)=50133</text:p>
      <text:p text:style-name="P7">(s2)=50133</text:p>
      <text:p text:style-name="P7"/>
      <text:p text:style-name="P10">For a <text:span text:style-name="T34">HEQ5 Pro</text:span> mount, the typical values are:</text:p>
      <text:p text:style-name="P10"/>
      <text:p text:style-name="P10">(a1)=9024000</text:p>
      <text:p text:style-name="P10">(a2)=9024000</text:p>
      <text:p text:style-name="P10">(b1)=64935</text:p>
      <text:p text:style-name="P10">(b2)=64935</text:p>
      <text:p text:style-name="P10">(d1)=<text:span text:style-name="T34">-</text:span>8388608</text:p>
      <text:p text:style-name="P10">(d2)=<text:span text:style-name="T34">-</text:span>8388608</text:p>
      <text:p text:style-name="P10"><text:soft-page-break/>(e1)=<text:span text:style-name="T34">67585</text:span></text:p>
      <text:p text:style-name="P10">(e2)=<text:span text:style-name="T34">67585</text:span></text:p>
      <text:p text:style-name="P10">(g1)=16</text:p>
      <text:p text:style-name="P10">(g2)=16</text:p>
      <text:p text:style-name="P10">(s1)=<text:span text:style-name="T34">66844</text:span></text:p>
      <text:p text:style-name="P10">(s2)=<text:span text:style-name="T34">66844</text:span></text:p>
      <text:p text:style-name="P10"><text:change-start text:change-id="ct46900928"/></text:p>
      <text:p text:style-name="P17"><text:span text:style-name="T49">For a AZ</text:span><text:span text:style-name="T50">-</text:span><text:span text:style-name="T49">EQ6 GT, the typical values are:</text:span></text:p>
      <text:p text:style-name="P20"/>
      <text:p text:style-name="P20">(a1) = 9216000</text:p>
      <text:p text:style-name="P20">(a2) = 9216000</text:p>
      <text:p text:style-name="P20">(b1) = 53694</text:p>
      <text:p text:style-name="P20">(b2) = 53694</text:p>
      <text:p text:style-name="P20">(d1) = 8392804</text:p>
      <text:p text:style-name="P20">(d2) = 8449948</text:p>
      <text:p text:style-name="P20">(e1) = 328962</text:p>
      <text:p text:style-name="P20">(e2) = 328962</text:p>
      <text:p text:style-name="P20">(g1) = 20</text:p>
      <text:p text:style-name="P20">(g2) = 20</text:p>
      <text:p text:style-name="P20">(s1) = 51200</text:p>
      <text:p text:style-name="P20">(s2) = 51200</text:p>
      <text:p text:style-name="P20"><text:change-end text:change-id="ct46900928"/><text:change-start text:change-id="ct46902112"/></text:p>
      <text:p text:style-name="P21">For a <text:span text:style-name="T53">NEQ3-2 Pro Goto</text:span>, the typical values are:</text:p>
      <text:p text:style-name="P20"/>
      <text:p text:style-name="P39">(a1) = 4576000</text:p>
      <text:p text:style-name="P39">(a2) = 4576000</text:p>
      <text:p text:style-name="P39">(b1) = 35477</text:p>
      <text:p text:style-name="P39">(b2) = 35477</text:p>
      <text:p text:style-name="P39">(d1) = 8388608</text:p>
      <text:p text:style-name="P39">(d2) = 8388608</text:p>
      <text:p text:style-name="P39">(e1) = 197634</text:p>
      <text:p text:style-name="P39">(e2) = 197634</text:p>
      <text:p text:style-name="P39">(g1) = 10 </text:p>
      <text:p text:style-name="P39">(g2) = 10 </text:p>
      <text:p text:style-name="P39">(s1) = 35200</text:p>
      <text:p text:style-name="P21"><text:span text:style-name="T53">(s2) = 35200</text:span><text:change-end text:change-id="ct46902112"/><text:change-start text:change-id="ct46892064"/><text:line-break/><text:change-end text:change-id="ct46892064"/></text:p>
      <text:p text:style-name="P10"><text:span text:style-name="T34">Next examples are done using a</text:span><text:span text:style-name="T35">n</text:span><text:span text:style-name="T34"> EQ6 mount.</text:span></text:p>
      <text:p text:style-name="P14"/>
      <text:p text:style-name="P7">The following commands set values in the mount controller:</text:p>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6">Command</text:p>
          </table:table-cell>
          <table:table-cell table:style-name="Tableau2.A1" office:value-type="string">
            <text:p text:style-name="P26">Digital coding</text:p>
          </table:table-cell>
          <table:table-cell table:style-name="Tableau2.A1" office:value-type="string">
            <text:p text:style-name="P26">Units</text:p>
          </table:table-cell>
          <table:table-cell table:style-name="Tableau2.D1" office:value-type="string">
            <text:p text:style-name="P26">Comment about the input values</text:p>
          </table:table-cell>
        </table:table-row>
        <table:table-row>
          <table:table-cell table:style-name="Tableau2.A2" office:value-type="string">
            <text:p text:style-name="P26">E</text:p>
          </table:table-cell>
          <table:table-cell table:style-name="Tableau2.A2" office:value-type="string">
            <text:p text:style-name="P26">hexadecimal</text:p>
          </table:table-cell>
          <table:table-cell table:style-name="Tableau2.A2" office:value-type="string">
            <text:p text:style-name="P26">microsteps</text:p>
          </table:table-cell>
          <table:table-cell table:style-name="Tableau2.D2" office:value-type="string">
            <text:p text:style-name="P26">Set the relative encoder of microsteps to the hexadecimal value. Useful to initialize the coders.</text:p>
          </table:table-cell>
        </table:table-row>
        <table:table-row>
          <table:table-cell table:style-name="Tableau2.A2" office:value-type="string">
            <text:p text:style-name="P26">F</text:p>
          </table:table-cell>
          <table:table-cell table:style-name="Tableau2.A2" office:value-type="string">
            <text:p text:style-name="P26"/>
          </table:table-cell>
          <table:table-cell table:style-name="Tableau2.A2" office:value-type="string">
            <text:p text:style-name="P26"/>
          </table:table-cell>
          <table:table-cell table:style-name="Tableau2.D2" office:value-type="string">
            <text:p text:style-name="P26">Switch on the power to the motor </text:p>
          </table:table-cell>
        </table:table-row>
        <table:table-row>
          <table:table-cell table:style-name="Tableau2.A2" office:value-type="string">
            <text:p text:style-name="P26">G<text:change-start text:change-id="ct68084000"/> <text:span text:style-name="T58">(*)</text:span><text:change-end text:change-id="ct68084000"/></text:p>
          </table:table-cell>
          <table:table-cell table:style-name="Tableau2.A2" office:value-type="string">
            <text:p text:style-name="P26">2 digits</text:p>
          </table:table-cell>
          <table:table-cell table:style-name="Tableau2.A2" office:value-type="string">
            <text:p text:style-name="P26"/>
          </table:table-cell>
          <table:table-cell table:style-name="Tableau2.D2" office:value-type="string">
            <text:p text:style-name="P8">Digit1 (motion_type): 0|1|2|3<text:change-start text:change-id="ct69274352"/> <text:change-end text:change-id="ct69274352"/>=<text:change-start text:change-id="ct68002336"/> <text:change-end text:change-id="ct68002336"/>offset<text:change-start text:change-id="ct46898080"/><text:span text:style-name="T47"> </text:span><text:change-end text:change-id="ct46898080"/>|<text:change-start text:change-id="ct68024832"/> <text:change-end text:change-id="ct68024832"/>slow infinite<text:change-start text:change-id="ct68540800"/> <text:change-end text:change-id="ct68540800"/>|<text:change-start text:change-id="ct68504048"/> <text:change-end text:change-id="ct68504048"/>offset<text:change-start text:change-id="ct47009440"/><text:span text:style-name="T47"> </text:span><text:change-end text:change-id="ct47009440"/>|<text:change-start text:change-id="ct69273472"/> <text:change-end text:change-id="ct69273472"/>fast infinite </text:p>
            <text:p text:style-name="P8">Digit2 (motion_sense) : 0|1=increasing|decreasing microsteps</text:p>
            <text:p text:style-name="P8"><text:soft-page-break/>NB: increasing is diurnal or toward north pole for north hemisphere.</text:p>
          </table:table-cell>
        </table:table-row>
        <table:table-row>
          <table:table-cell table:style-name="Tableau2.A2" office:value-type="string">
            <text:p text:style-name="P26">H</text:p>
          </table:table-cell>
          <table:table-cell table:style-name="Tableau2.A2" office:value-type="string">
            <text:p text:style-name="P26">hexadecimal</text:p>
          </table:table-cell>
          <table:table-cell table:style-name="Tableau2.A2" office:value-type="string">
            <text:p text:style-name="P26">microsteps</text:p>
          </table:table-cell>
          <table:table-cell table:style-name="Tableau2.D2" office:value-type="string">
            <text:p text:style-name="P8">Set the next position <text:span text:style-name="T42">increment </text:span>to reach. The motion itself will be triggered by the command :J</text:p>
          </table:table-cell>
        </table:table-row>
        <table:table-row>
          <table:table-cell table:style-name="Tableau2.A2" office:value-type="string">
            <text:p text:style-name="P26">I</text:p>
          </table:table-cell>
          <table:table-cell table:style-name="Tableau2.A2" office:value-type="string">
            <text:p text:style-name="P26">hexadecimal</text:p>
          </table:table-cell>
          <table:table-cell table:style-name="Tableau2.A2" office:value-type="string">
            <text:p text:style-name="P26">none</text:p>
          </table:table-cell>
          <table:table-cell table:style-name="Tableau2.D2" office:value-type="string">
            <text:p text:style-name="P8">Set the next drift speed</text:p>
          </table:table-cell>
        </table:table-row>
        <table:table-row>
          <table:table-cell table:style-name="Tableau2.A2" office:value-type="string">
            <text:p text:style-name="P26">J</text:p>
          </table:table-cell>
          <table:table-cell table:style-name="Tableau2.A2" office:value-type="string">
            <text:p text:style-name="P26"/>
          </table:table-cell>
          <table:table-cell table:style-name="Tableau2.A2" office:value-type="string">
            <text:p text:style-name="P26"/>
          </table:table-cell>
          <table:table-cell table:style-name="Tableau2.D2" office:value-type="string">
            <text:p text:style-name="P8">Start a jog (=start the motion = start GOTO)</text:p>
          </table:table-cell>
        </table:table-row>
        <table:table-row>
          <table:table-cell table:style-name="Tableau2.A2" office:value-type="string">
            <text:p text:style-name="P26">K</text:p>
          </table:table-cell>
          <table:table-cell table:style-name="Tableau2.A2" office:value-type="string">
            <text:p text:style-name="P26"/>
          </table:table-cell>
          <table:table-cell table:style-name="Tableau2.A2" office:value-type="string">
            <text:p text:style-name="P26"/>
          </table:table-cell>
          <table:table-cell table:style-name="Tableau2.D2" office:value-type="string">
            <text:p text:style-name="P8">Kill the motor to stop the motion or the drift</text:p>
          </table:table-cell>
        </table:table-row>
        <table:table-row>
          <table:table-cell table:style-name="Tableau2.A2" office:value-type="string">
            <text:p text:style-name="P26">M</text:p>
          </table:table-cell>
          <table:table-cell table:style-name="Tableau2.A2" office:value-type="string">
            <text:p text:style-name="P26">hexadecimal</text:p>
          </table:table-cell>
          <table:table-cell table:style-name="Tableau2.A2" office:value-type="string">
            <text:p text:style-name="P26">microsteps</text:p>
          </table:table-cell>
          <table:table-cell table:style-name="Tableau2.D2" office:value-type="string">
            <text:p text:style-name="P8">Next position to start to decelerate. This value is not mandatory.</text:p>
          </table:table-cell>
        </table:table-row>
        <table:table-row>
          <table:table-cell table:style-name="Tableau2.A2" office:value-type="string">
            <text:p text:style-name="P26">P</text:p>
          </table:table-cell>
          <table:table-cell table:style-name="Tableau2.A2" office:value-type="string">
            <text:p text:style-name="P26">1 digit</text:p>
          </table:table-cell>
          <table:table-cell table:style-name="Tableau2.A2" office:value-type="string">
            <text:p text:style-name="P26"/>
          </table:table-cell>
          <table:table-cell table:style-name="Tableau2.D2" office:value-type="string">
            <text:p text:style-name="P8">unidentified action</text:p>
          </table:table-cell>
        </table:table-row>
      </table:table>
      <text:p text:style-name="P42"><text:change-start text:change-id="ct71403840"/><text:span text:style-name="T58"/></text:p>
      <text:p text:style-name="P42"><text:change-end text:change-id="ct71403840"/><text:change-start text:change-id="ct69279872"/><text:span text:style-name="T58">(*) For </text:span><text:span text:style-name="T59">AZ-EQ6</text:span><text:span text:style-name="T58"> G</text:span><text:span text:style-name="T60">T</text:span><text:span text:style-name="T58">, </text:span><text:change-end text:change-id="ct69279872"/><text:change-start text:change-id="ct68158048"/><text:span text:style-name="T58">:</text:span><text:span text:style-name="T68">G digit1 = 0 </text:span><text:span text:style-name="T68">stands for fast offset, </text:span><text:span text:style-name="T69">and digit1 = </text:span><text:span text:style-name="T68">2 </text:span><text:span text:style-name="T69">stands </text:span><text:span text:style-name="T68">for slow offset</text:span></text:p>
      <text:p text:style-name="P42"><text:change-end text:change-id="ct68158048"/><text:span text:style-name="T68"/></text:p>
      <text:h text:style-name="P85" text:outline-level="1">6. Example of commands</text:h>
      <text:h text:style-name="P69" text:outline-level="2">6.1. Initialize the mount</text:h>
      <text:p text:style-name="P7"/>
      <text:p text:style-name="P7">If we have let the mount hour angle to 0h (meridian), then :</text:p>
      <text:p text:style-name="P7"/>
      <text:p text:style-name="P7">Send ":E1000000" (set the current hour angle position)</text:p>
      <text:p text:style-name="P7"/>
      <text:p text:style-name="P7">If we have let the mount declination to +90° (north pole), then :</text:p>
      <text:p text:style-name="P7"/>
      <text:p text:style-name="P7">decimal = 90/360*(a2) = 90/360*9024000 = 2256000 decimal microsteps = 806C22 hexadecimal </text:p>
      <text:p text:style-name="P7"/>
      <text:p text:style-name="P7">Send ":E2806C22" (set the current declination position)</text:p>
      <text:h text:style-name="P69" text:outline-level="2">6.2. GOTO motion</text:h>
      <text:p text:style-name="P7">We want to slew the mount to the position hour angle = 2h00m00s and declination +48°30'00" (apparent coordinates). First, convert the celestial coordinates to the corresponding decimal degrees:</text:p>
      <text:p text:style-name="P7"/>
      <text:p text:style-name="P7">2h00m00s = 30° </text:p>
      <text:p text:style-name="P7">+48°30'00" = 48.5° </text:p>
      <text:p text:style-name="P7"/>
      <text:p text:style-name="P7">One must stop the motors before slewing (else the slewing does not occur !):</text:p>
      <text:p text:style-name="P7">:K1 (stop the motor before slewing)</text:p>
      <text:p text:style-name="P7">:K2 (stop the motor before slewing)</text:p>
      <text:p text:style-name="P7"/>
      <text:p text:style-name="P7">Ask for the current hour angle:</text:p>
      <text:p text:style-name="P7">:j1 =&gt; (j1) = C0BC05 = 376000 = 15° (for example)</text:p>
      <text:p text:style-name="P7"/>
      <text:p text:style-name="P7">Compute the difference of hour angles:</text:p>
      <text:p text:style-name="P7">dif = 30°-15° = 15° = 15/360*(a1) = 15/360*9024000 = 376000 decimal = <text:s/>C0BC05 hexadecimal</text:p>
      <text:p text:style-name="P7"/>
      <text:p text:style-name="P7">Set the slewing mode to an increasing offset:</text:p>
      <text:p text:style-name="P7"><text:soft-page-break/>:G100</text:p>
      <text:p text:style-name="P7"/>
      <text:p text:style-name="P7">Set the next offset to slew:</text:p>
      <text:p text:style-name="P7">:H1C0BC05</text:p>
      <text:p text:style-name="P7"/>
      <text:p text:style-name="P7">Start slewing:</text:p>
      <text:p text:style-name="P7">:J1</text:p>
      <text:p text:style-name="P7"/>
      <text:p text:style-name="P7">Ask for the current declination:</text:p>
      <text:p text:style-name="P7">:j2 =&gt; (j2) = 80A714 = 1353600 = 54° (for example)</text:p>
      <text:p text:style-name="P7"/>
      <text:p text:style-name="P7">Compute the difference of hour angles:</text:p>
      <text:p text:style-name="P7">dif = 48.5°-54° = -5.5° = 5.5/360*(a2) = 5.5/360*9024000 = 137867 decimal = <text:s/>8B1A02 hexadecimal</text:p>
      <text:p text:style-name="P7"/>
      <text:p text:style-name="P7">Set the slewing mode to a decreasing offset:</text:p>
      <text:p text:style-name="P7">:G201</text:p>
      <text:p text:style-name="P7"/>
      <text:p text:style-name="P7">Set the next offset to slew:</text:p>
      <text:p text:style-name="P7">:H28B1A02</text:p>
      <text:p text:style-name="P7"/>
      <text:p text:style-name="P7">Start slewing:</text:p>
      <text:p text:style-name="P7">:J2</text:p>
      <text:p text:style-name="P7"/>
      <text:p text:style-name="P7">The end of slewing is checked by the Digit2 of :f1 and :f2</text:p>
      <text:h text:style-name="Heading_20_2" text:outline-level="2">6.3. Diurnal motion drift</text:h>
      <text:p text:style-name="P7">When a slewing is done, one must start the drift motion. It is defined as an infinite motion for the hour angle axis only. As a sideral day duration is 86164 seconds, the diurnal drift is 360./86164 = 0.0041781 °/second. A speed is defined as slow when it is lower than 0.25°/sec. A diurnal drift is a slow speed. We set the speed using the formula:</text:p>
      <text:p text:style-name="P7"/>
      <text:p text:style-name="P7">speed = (b1) / speedtrack(deg/s) / (a1) * 360 = 64935 / <text:s/>0.0041781 / 9024000 * 360 = 620 decimal = <text:s/>6C0200 hexadecimal</text:p>
      <text:p text:style-name="P7"/>
      <text:p text:style-name="P15">One must stop the motors before <text:span text:style-name="T43">the jog </text:span>(else the <text:span text:style-name="T43">jog </text:span>does not occur !):</text:p>
      <text:p text:style-name="P15">:K1 (stop the motor before <text:span text:style-name="T43">joging</text:span>)</text:p>
      <text:p text:style-name="P15"/>
      <text:p text:style-name="P15">Set the slewing mode to an increasing infinite motion:</text:p>
      <text:p text:style-name="P7">:G110</text:p>
      <text:p text:style-name="P7"/>
      <text:p text:style-name="P7">Set the diurnal speed of the hour angle axis:</text:p>
      <text:p text:style-name="P7">:I16C0200</text:p>
      <text:p text:style-name="P7"/>
      <text:p text:style-name="P7">Start the drift motion:</text:p>
      <text:p text:style-name="P7">:J1</text:p>
      <text:p text:style-name="P7"/>
      <text:p text:style-name="P16">To stop the motion, call :K1 then check the Digit2 of :f1to detect the end of deceleration. No new drift value can be send to the mount if the Digit2 is not equal to zero. This is important to program virtual pad buttons.</text:p>
      <text:h text:style-name="Heading_20_2" text:outline-level="2"><text:soft-page-break/>6.4. Artificial satellite motion drift</text:h>
      <text:p text:style-name="P7">In case of a whatever motion one must distinguish the slow and the fast drift. A slow drift is limited to the upper limit of 0.25°/sec which is speed=10 decimal. The less the speed value is, the more the drift is. A speed&lt;10 makes a lot of noise. Then, for drifts upper than 0.25°/sec one must use the fast drift mode. However, a strong noise occurs between 0.25°/sec and 1°/sec in the fast drift mode.</text:p>
      <text:p text:style-name="P7"/>
      <text:p text:style-name="P7">In this example, we want to drift the declination axis by -1.34°/sec.</text:p>
      <text:p text:style-name="P7"/>
      <text:p text:style-name="P7">We set the "fast" speed using the formula:</text:p>
      <text:p text:style-name="P7"/>
      <text:p text:style-name="P7">speed = (g2) * (b2) / speedtrack(deg/s) / (a2) * 360 = 16 * 64935 / <text:s/>1.34 / 9024000 * 360 = 31 decimal = <text:s/>1F0000 hexadecimal</text:p>
      <text:p text:style-name="P7"/>
      <text:p text:style-name="P7">Set the slewing mode to a decreasing fast infinite motion:</text:p>
      <text:p text:style-name="P7">:G231</text:p>
      <text:p text:style-name="P7"/>
      <text:p text:style-name="P7">Set the speed of the declination axis:</text:p>
      <text:p text:style-name="P7">:I21F0000</text:p>
      <text:p text:style-name="P7"/>
      <text:p text:style-name="P7">Start the drift motion:</text:p>
      <text:p text:style-name="P7">:J2</text:p>
      <text:h text:style-name="P85" text:outline-level="1">7. Cables</text:h>
      <text:p text:style-name="P22"><text:span text:style-name="T31">The cable from PC to the mount consists to convert the RS232 levels down to lower levels, typically 5.0 Volts. </text:span>Serial RS-232 communication (PC socket) works with voltages -15V to +15V for high and low. On the other hand, TTL logic (mount socket) operates between 0V and +5V<text:bookmark text:name="aswift_0_anchor1"/>:</text:p>
      <text:p text:style-name="P22"/>
      <table:table table:name="Tableau4" table:style-name="Tableau4">
        <table:table-column table:style-name="Tableau4.A"/>
        <table:table-column table:style-name="Tableau4.B"/>
        <table:table-column table:style-name="Tableau4.C"/>
        <table:table-row>
          <table:table-cell table:style-name="Tableau4.A1" office:value-type="string">
            <text:p text:style-name="P22">RS-232</text:p>
          </table:table-cell>
          <table:table-cell table:style-name="Tableau4.A1" office:value-type="string">
            <text:p text:style-name="P22">TTL</text:p>
          </table:table-cell>
          <table:table-cell table:style-name="Tableau4.C1" office:value-type="string">
            <text:p text:style-name="P22">Logic</text:p>
          </table:table-cell>
        </table:table-row>
        <table:table-row>
          <table:table-cell table:style-name="Tableau4.A2" office:value-type="string">
            <text:p text:style-name="P22">-15V …  -3V</text:p>
          </table:table-cell>
          <table:table-cell table:style-name="Tableau4.A2" office:value-type="string">
            <text:p text:style-name="P22">+2V … +5V</text:p>
          </table:table-cell>
          <table:table-cell table:style-name="Tableau4.C2" office:value-type="string">
            <text:p text:style-name="P22">High</text:p>
          </table:table-cell>
        </table:table-row>
        <table:table-row>
          <table:table-cell table:style-name="Tableau4.A2" office:value-type="string">
            <text:p text:style-name="P22">+3V … +15V</text:p>
          </table:table-cell>
          <table:table-cell table:style-name="Tableau4.A2" office:value-type="string">
            <text:p text:style-name="P22">0V … +0.8V </text:p>
          </table:table-cell>
          <table:table-cell table:style-name="Tableau4.C2" office:value-type="string">
            <text:p text:style-name="P22">Low</text:p>
          </table:table-cell>
        </table:table-row>
      </table:table>
      <text:p text:style-name="P22"/>
      <text:p text:style-name="P22">Thus the RS-232 signal levels are far too high TTL electronics, and the negative RS-232 voltage for high can’t be handled at all by computer logic. To receive <text:bookmark text:name="KonaLink01"/>serial data from an RS-232 interface the voltage has to be reduced. Also the low and <text:bookmark text:name="KonaLink11"/>high voltage level has to be inverted. </text:p>
      <text:p text:style-name="P22"/>
      <text:p text:style-name="P22"/>
      <text:p text:style-name="P22">The EQMOD cable is based on a MAX232 from Maxim which in one package contains the necessary drivers and receivers to adapt the RS-232 signal voltage levels to TTL logic. It just needs one voltage (+5V or +3.3V) and generates the necessary RS-232 voltage levels.</text:p>
      <text:p text:style-name="P22"/>
      <text:p text:style-name="P22">Informations:</text:p>
      <text:p text:style-name="P22">http://eq-mod.sourceforge.net/eqdirect2.htm</text:p>
      <text:p text:style-name="P9"/>
      <text:h text:style-name="P71" text:outline-level="2">7.1. DB9 RS232 to DB9 TTL</text:h>
      <text:p text:style-name="P9"><text:bookmark text:name="_x0000_i1027"/><draw:frame draw:style-name="fr1" draw:name="images3" text:anchor-type="as-char" svg:width="4.9835in" svg:height="8.952in" draw:z-index="2"><draw:image xlink:href="Pictures/2000000700003171000058D2E4D320AB.svm" xlink:type="simple" xlink:show="embed" xlink:actuate="onLoad"/></draw:frame></text:p>
      <text:p text:style-name="P9"><text:s/></text:p>
      <text:p text:style-name="P7"><text:soft-page-break/></text:p>
      <text:h text:style-name="P70" text:outline-level="2">7.2. DB9 TTL to RJ45</text:h>
      <text:p text:style-name="P7">In case of HEQ5-Pro mounts, you need to convert the DB9 TTL outpout into a RJ45 socket:</text:p>
      <text:p text:style-name="Standard"/>
      <text:p text:style-name="Standard">Solder Pin 4 of the RJ45 to the Pin 5 of the TTL DB9 (GND)<text:line-break/>Solder Pin 5 of the RJ45 to the Pin 2 of the TTL DB9 (RXD)<text:line-break/>Solder Pin 6 of the RJ45 to the Pin 3 of the TTL DB9 (TXD)</text:p>
      <text:p text:style-name="Standard"/>
      <text:p text:style-name="Standard"><draw:frame draw:style-name="fr1" draw:name="images1" text:anchor-type="as-char" svg:width="2.4654in" svg:height="2.9453in" draw:z-index="0"><draw:image xlink:href="Pictures/200000070000187600001D397ECBBA36.svm" xlink:type="simple" xlink:show="embed" xlink:actuate="onLoad"/></draw:frame><text:line-break/></text:p>
      <text:p text:style-name="Standard"><draw:frame draw:style-name="fr1" draw:name="images2" text:anchor-type="as-char" svg:width="2.7319in" svg:height="2.9453in" draw:z-index="1"><draw:image xlink:href="Pictures/2000000700001B1B00001D395CB023CF.svm" xlink:type="simple" xlink:show="embed" xlink:actuate="onLoad"/></draw:frame></text:p>
      <text:p text:style-name="P7"><text:change-start text:change-id="ct104400352"/></text:p>
      <text:p text:style-name="P68"><text:span text:style-name="T74">Appendix 1</text:span></text:p>
      <text:p text:style-name="P66"><text:span text:style-name="T74">Mount specifications</text:span></text:p>
      <text:p text:style-name="P43"><text:span text:style-name="T74"/></text:p>
      <text:p text:style-name="P43"><text:change-end text:change-id="ct104400352"/><text:span text:style-name="T74"/></text:p>
      <table:table table:name="Table1" table:style-name="Table1">
        <table:table-column table:style-name="Table1.A"/>
        <table:table-column table:style-name="Table1.B" table:number-columns-repeated="4"/>
        <table:table-row>
          <table:table-cell table:style-name="Table1.A1" office:value-type="string">
            <text:p text:style-name="P74"><text:change-start text:change-id="ct69877840"/><text:span text:style-name="T74">Name</text:span><text:change-end text:change-id="ct69877840"/></text:p>
          </table:table-cell>
          <table:table-cell table:style-name="Table1.A1" office:value-type="string">
            <text:p text:style-name="P74"><text:change-start text:change-id="ct66337072"/><text:span text:style-name="T74">EQ6</text:span><text:change-end text:change-id="ct66337072"/></text:p>
          </table:table-cell>
          <table:table-cell table:style-name="Table1.A1" office:value-type="string">
            <text:p text:style-name="P74"><text:change-start text:change-id="ct68359920"/><text:span text:style-name="T74">AZ-EQ6 GT</text:span><text:change-end text:change-id="ct68359920"/></text:p>
          </table:table-cell>
          <table:table-cell table:style-name="Table1.A1" office:value-type="string">
            <text:p text:style-name="P74"><text:change-start text:change-id="ct68360112"/><text:span text:style-name="T74">HEQ5 Pro GT</text:span><text:change-end text:change-id="ct68360112"/></text:p>
          </table:table-cell>
          <table:table-cell table:style-name="Table1.E1" office:value-type="string">
            <text:p text:style-name="P74"><text:change-start text:change-id="ct66183072"/><text:span text:style-name="T74">NEQ3-2 Pro GT</text:span><text:change-end text:change-id="ct66183072"/></text:p>
          </table:table-cell>
        </table:table-row>
        <table:table-row>
          <table:table-cell table:style-name="Table1.A2" office:value-type="string">
            <text:p text:style-name="P83"><text:change-start text:change-id="ct66336880"/><text:span text:style-name="T78">Motor type</text:span><text:change-end text:change-id="ct66336880"/></text:p>
          </table:table-cell>
          <table:table-cell table:style-name="Table1.A2" office:value-type="string">
            <text:p text:style-name="P45"><text:change-start text:change-id="ct66182464"/><text:span text:style-name="T78">Microstep driven 1.8</text:span><text:span text:style-name="T74">° </text:span><text:span text:style-name="T78">stepper</text:span><text:change-end text:change-id="ct66182464"/></text:p>
          </table:table-cell>
          <table:table-cell table:style-name="Table1.A2" office:value-type="string">
            <text:p text:style-name="P45"><text:change-start text:change-id="ct66182656"/><text:span text:style-name="T78">Microstep driven 1.8</text:span><text:span text:style-name="T74">° </text:span><text:span text:style-name="T78">stepper with 64 microsteps</text:span><text:change-end text:change-id="ct66182656"/></text:p>
          </table:table-cell>
          <table:table-cell table:style-name="Table1.A2" office:value-type="string">
            <text:p text:style-name="P45"><text:change-start text:change-id="ct69794240"/><text:span text:style-name="T78">Microstep driven 1.8</text:span><text:span text:style-name="T74">° </text:span><text:span text:style-name="T78">stepper</text:span><text:change-end text:change-id="ct69794240"/></text:p>
          </table:table-cell>
          <table:table-cell table:style-name="Table1.E2" office:value-type="string">
            <text:p text:style-name="P41"><text:change-start text:change-id="ct69794432"/><text:span text:style-name="T78">Microstep driven 1.8</text:span><text:span text:style-name="T74">° </text:span><text:span text:style-name="T78">stepper</text:span><text:change-end text:change-id="ct69794432"/></text:p>
          </table:table-cell>
        </table:table-row>
        <table:table-row>
          <table:table-cell table:style-name="Table1.A2" office:value-type="string">
            <text:p text:style-name="P73"><text:change-start text:change-id="ct104366272"/><text:span text:style-name="T74">Precision<text:line-break/>(microsteps/360</text:span><text:span text:style-name="T29">°)</text:span><text:change-end text:change-id="ct104366272"/></text:p>
          </table:table-cell>
          <table:table-cell table:style-name="Table1.A2" office:value-type="string">
            <text:p text:style-name="P44"><text:change-start text:change-id="ct68535056"/>9024000<text:change-end text:change-id="ct68535056"/></text:p>
          </table:table-cell>
          <table:table-cell table:style-name="Table1.A2" office:value-type="string">
            <text:p text:style-name="P76"><text:change-start text:change-id="ct47105440"/><text:span text:style-name="T74">9216000</text:span><text:change-end text:change-id="ct47105440"/></text:p>
          </table:table-cell>
          <table:table-cell table:style-name="Table1.A2" office:value-type="string">
            <text:p text:style-name="P44"><text:change-start text:change-id="ct47105632"/>9024000<text:change-end text:change-id="ct47105632"/></text:p>
          </table:table-cell>
          <table:table-cell table:style-name="Table1.E2" office:value-type="string">
            <text:p text:style-name="P40"><text:change-start text:change-id="ct69877648"/>4576000<text:change-end text:change-id="ct69877648"/></text:p>
          </table:table-cell>
        </table:table-row>
        <table:table-row>
          <table:table-cell table:style-name="Table1.A2" office:value-type="string">
            <text:p text:style-name="P73"><text:change-start text:change-id="ct66183264"/><text:span text:style-name="T74">Precision<text:line-break/>(arcsec/microstep)</text:span><text:change-end text:change-id="ct66183264"/></text:p>
          </table:table-cell>
          <table:table-cell table:style-name="Table1.A2" office:value-type="string">
            <text:p text:style-name="P76"><text:change-start text:change-id="ct70162800"/><text:span text:style-name="T74">0.144</text:span><text:change-end text:change-id="ct70162800"/></text:p>
          </table:table-cell>
          <table:table-cell table:style-name="Table1.A2" office:value-type="string">
            <text:p text:style-name="P76"><text:change-start text:change-id="ct70162992"/><text:span text:style-name="T74">0.141</text:span><text:change-end text:change-id="ct70162992"/></text:p>
          </table:table-cell>
          <table:table-cell table:style-name="Table1.A2" office:value-type="string">
            <text:p text:style-name="P76"><text:change-start text:change-id="ct68439040"/><text:span text:style-name="T74">0.144</text:span><text:change-end text:change-id="ct68439040"/></text:p>
          </table:table-cell>
          <table:table-cell table:style-name="Table1.E2" office:value-type="string">
            <text:p text:style-name="P76"><text:change-start text:change-id="ct68439232"/><text:span text:style-name="T74">0.283</text:span><text:change-end text:change-id="ct68439232"/></text:p>
          </table:table-cell>
        </table:table-row>
        <table:table-row>
          <table:table-cell table:style-name="Table1.A2" office:value-type="string">
            <text:p text:style-name="P84"><text:change-start text:change-id="ct68534864"/><text:span text:style-name="T79">Maximum drift speed<text:line-break/></text:span><text:span text:style-name="T74">(</text:span><text:span text:style-name="T29">°/s)</text:span><text:change-end text:change-id="ct68534864"/></text:p>
          </table:table-cell>
          <table:table-cell table:style-name="Table1.A2" office:value-type="string">
            <text:p text:style-name="P75"/>
          </table:table-cell>
          <table:table-cell table:style-name="Table1.A2" office:value-type="string">
            <text:p text:style-name="P80"><text:change-start text:change-id="ct70207568"/><text:span text:style-name="T79">2.62</text:span><text:change-end text:change-id="ct70207568"/></text:p>
          </table:table-cell>
          <table:table-cell table:style-name="Table1.A2" office:value-type="string">
            <text:p text:style-name="P75"/>
          </table:table-cell>
          <table:table-cell table:style-name="Table1.E2" office:value-type="string">
            <text:p text:style-name="P81"><text:change-start text:change-id="ct104349136"/><text:span text:style-name="T80">4.2</text:span><text:change-end text:change-id="ct104349136"/></text:p>
          </table:table-cell>
        </table:table-row>
        <table:table-row>
          <table:table-cell table:style-name="Table1.A2" office:value-type="string">
            <text:p text:style-name="P73"><text:change-start text:change-id="ct104161824"/><text:span text:style-name="T74">Gear ratio</text:span><text:change-end text:change-id="ct104161824"/></text:p>
          </table:table-cell>
          <table:table-cell table:style-name="Table1.A2" office:value-type="string">
            <text:p text:style-name="P76"><text:change-start text:change-id="ct51129344"/><text:span text:style-name="T74">705</text:span><text:change-end text:change-id="ct51129344"/></text:p>
          </table:table-cell>
          <table:table-cell table:style-name="Table1.A2" office:value-type="string">
            <text:p text:style-name="P76"><text:change-start text:change-id="ct68312432"/><text:span text:style-name="T74">720</text:span><text:change-end text:change-id="ct68312432"/></text:p>
          </table:table-cell>
          <table:table-cell table:style-name="Table1.A2" office:value-type="string">
            <text:p text:style-name="P76"><text:change-start text:change-id="ct68312624"/><text:span text:style-name="T74">705</text:span><text:change-end text:change-id="ct68312624"/></text:p>
          </table:table-cell>
          <table:table-cell table:style-name="Table1.E2" office:value-type="string">
            <text:p text:style-name="P75"><text:change-start text:change-id="ct68155904"/>?<text:change-end text:change-id="ct68155904"/></text:p>
          </table:table-cell>
        </table:table-row>
        <table:table-row>
          <table:table-cell table:style-name="Table1.A2" office:value-type="string">
            <text:p text:style-name="P82"><text:change-start text:change-id="ct85887856"/><text:span text:style-name="T75">Tracking rates</text:span><text:change-end text:change-id="ct85887856"/></text:p>
          </table:table-cell>
          <table:table-cell table:style-name="Table1.A2" office:value-type="string">
            <text:p text:style-name="P78"><text:change-start text:change-id="ct69880912"/><text:span text:style-name="T76">Sidereal, lunar, Solar</text:span><text:change-end text:change-id="ct69880912"/></text:p>
          </table:table-cell>
          <table:table-cell table:style-name="Table1.A2" office:value-type="string">
            <text:p text:style-name="P78"><text:change-start text:change-id="ct69881104"/><text:span text:style-name="T76">Sidereal, lunar, Solar</text:span><text:change-end text:change-id="ct69881104"/></text:p>
          </table:table-cell>
          <table:table-cell table:style-name="Table1.A2" office:value-type="string">
            <text:p text:style-name="P78"><text:change-start text:change-id="ct70256896"/><text:span text:style-name="T76">Sidereal, lunar, Solar</text:span><text:change-end text:change-id="ct70256896"/></text:p>
          </table:table-cell>
          <table:table-cell table:style-name="Table1.E2" office:value-type="string">
            <text:p text:style-name="P78"><text:change-start text:change-id="ct70257136"/><text:span text:style-name="T76">Sidereal, lunar, Solar</text:span><text:change-end text:change-id="ct70257136"/></text:p>
          </table:table-cell>
        </table:table-row>
        <table:table-row>
          <table:table-cell table:style-name="Table1.A2" office:value-type="string">
            <text:p text:style-name="P82"><text:change-start text:change-id="ct112730784"/><text:span text:style-name="T76">Slew speeds</text:span><text:change-end text:change-id="ct112730784"/></text:p>
          </table:table-cell>
          <table:table-cell table:style-name="Table1.A2" office:value-type="string">
            <text:p text:style-name="P77"><text:change-start text:change-id="ct66482656"/><text:span text:style-name="T75">0.5x, 1x, 8x, 16x, 32x, 54x, 400x, 500x, 600x, 800x</text:span><text:change-end text:change-id="ct66482656"/></text:p>
          </table:table-cell>
          <table:table-cell table:style-name="Table1.A2" office:value-type="string">
            <text:p text:style-name="P77"><text:change-start text:change-id="ct69738320"/><text:span text:style-name="T75">0.5x, 1x, 8x, 16x, 32x, 54x, 400x, 500x, 600x, 800x</text:span><text:change-end text:change-id="ct69738320"/></text:p>
          </table:table-cell>
          <table:table-cell table:style-name="Table1.A2" office:value-type="string">
            <text:p text:style-name="P77"><text:change-start text:change-id="ct69738560"/><text:span text:style-name="T75">0.5x, 1x, 8x, 16x, 32x, 54x, 400x, 500x, 600x, 800x</text:span><text:change-end text:change-id="ct69738560"/></text:p>
          </table:table-cell>
          <table:table-cell table:style-name="Table1.E2" office:value-type="string">
            <text:p text:style-name="P79"><text:change-start text:change-id="ct49833552"/><text:span text:style-name="T77">?</text:span><text:change-end text:change-id="ct49833552"/></text:p>
          </table:table-cell>
        </table:table-row>
      </table:table>
      <text:p text:style-name="P43"><text:span text:style-name="T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8-08T23:55:36.44</meta:creation-date>
    <dc:date>2014-01-01T13:41:03</dc:date>
    <meta:editing-duration>P2DT16H10M24S</meta:editing-duration>
    <meta:editing-cycles>79</meta:editing-cycles>
    <meta:generator>LibreOffice/3.6$Linux_X86_64 LibreOffice_project/360m1$Build-304</meta:generator>
    <meta:document-statistic meta:table-count="4" meta:image-count="3" meta:object-count="0" meta:page-count="11" meta:paragraph-count="375" meta:word-count="2275" meta:character-count="12656" meta:non-whitespace-character-count="10650"/>
  </office:meta>
</office:document-meta>
</file>